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E000000DF000000DFB192D5D4.svm"/>
  <manifest:file-entry manifest:media-type="" manifest:full-path="Object 3/Pictures/2000000E000000DF000000DF3DD3633A.svm"/>
  <manifest:file-entry manifest:media-type="" manifest:full-path="Object 3/Pictures/2000000E000000DD000000DD0B80F551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0.8583in"/>
    </style:style>
    <style:style style:name="co3" style:family="table-column">
      <style:table-column-properties fo:break-before="auto" style:column-width="1.70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61in"/>
    </style:style>
    <style:style style:name="co6" style:family="table-column">
      <style:table-column-properties fo:break-before="auto" style:column-width="1.6382in"/>
    </style:style>
    <style:style style:name="co7" style:family="table-column">
      <style:table-column-properties fo:break-before="auto" style:column-width="0.7366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1.5839in"/>
    </style:style>
    <style:style style:name="co10" style:family="table-column">
      <style:table-column-properties fo:break-before="auto" style:column-width="0.3492in"/>
    </style:style>
    <style:style style:name="co11" style:family="table-column">
      <style:table-column-properties fo:break-before="auto" style:column-width="1.1874in"/>
    </style:style>
    <style:style style:name="co12" style:family="table-column">
      <style:table-column-properties fo:break-before="auto" style:column-width="2.4035in"/>
    </style:style>
    <style:style style:name="co13" style:family="table-column">
      <style:table-column-properties fo:break-before="auto" style:column-width="2.2807in"/>
    </style:style>
    <style:style style:name="co14" style:family="table-column">
      <style:table-column-properties fo:break-before="auto" style:column-width="2.4575in"/>
    </style:style>
    <style:style style:name="co15" style:family="table-column">
      <style:table-column-properties fo:break-before="auto" style:column-width="1.789in"/>
    </style:style>
    <style:style style:name="co16" style:family="table-column">
      <style:table-column-properties fo:break-before="auto" style:column-width="2.0071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5693in"/>
    </style:style>
    <style:style style:name="co19" style:family="table-column">
      <style:table-column-properties fo:break-before="auto" style:column-width="2.3508in"/>
    </style:style>
    <style:style style:name="co20" style:family="table-column">
      <style:table-column-properties fo:break-before="auto" style:column-width="1.4437in"/>
    </style:style>
    <style:style style:name="co21" style:family="table-column">
      <style:table-column-properties fo:break-before="auto" style:column-width="0.6134in"/>
    </style:style>
    <style:style style:name="co22" style:family="table-column">
      <style:table-column-properties fo:break-before="auto" style:column-width="0.4638in"/>
    </style:style>
    <style:style style:name="co23" style:family="table-column">
      <style:table-column-properties fo:break-before="auto" style:column-width="1.1465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0.5591in"/>
    </style:style>
    <style:style style:name="co26" style:family="table-column">
      <style:table-column-properties fo:break-before="auto" style:column-width="1.36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008in solid #000000" fo:border-right="none" fo:border-top="0.0008in solid #000000"/>
      <style:text-properties fo:font-size="12pt" style:font-size-asian="12pt" style:font-size-complex="12pt"/>
    </style:style>
    <style:style style:name="ce8" style:family="table-cell" style:parent-style-name="Default" style:data-style-name="N11">
      <style:table-cell-properties fo:border-bottom="none" fo:background-color="#c0c0c0" fo:border-left="0.0008in solid #000000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08in solid #000000" fo:border-left="0.0008in solid #000000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fo:border="0.0008in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end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  <style:text-properties fo:font-size="12pt" style:font-size-asian="12pt" style:font-size-complex="12pt"/>
    </style:style>
    <style:style style:name="ce18" style:family="table-cell" style:parent-style-name="Default" style:data-style-name="N11">
      <style:table-cell-properties fo:background-color="#c0c0c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008in solid #000000" fo:border-left="none" fo:border-right="none" fo:border-top="0.0008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008in solid #000000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00ffff" fo:border-left="0.0008in solid #000000" fo:border-right="none" fo:border-top="none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order-left="0.0008in solid #000000" fo:border-right="none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000000" fo:border-left="0.0008in solid #000000" fo:border-right="none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00ff00" fo:border-left="0.0008in solid #000000" fo:border-right="none" fo:border-top="0.0008in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0000ff" fo:border-left="0.0008in solid #000000" fo:border-right="none" fo:border-top="0.0008in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ffff00" fo:border-left="0.0008in solid #000000" fo:border-right="none" fo:border-top="0.0008in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008in solid #000000" fo:border-left="0.0008in solid #000000" fo:border-right="none" fo:border-top="none"/>
    </style:style>
    <style:style style:name="ce31" style:family="table-cell" style:parent-style-name="Default">
      <style:table-cell-properties fo:border-bottom="none" fo:border-left="0.0008in solid #000000" fo:border-right="none" fo:border-top="none"/>
    </style:style>
    <style:style style:name="ce32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3" style:family="table-cell" style:parent-style-name="Default">
      <style:table-cell-properties fo:border-bottom="none" fo:background-color="#000000" fo:border-left="0.0008in solid #000000" fo:border-right="none" fo:border-top="none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008in solid #000000" fo:background-color="#c0c0c0" fo:border-left="none" fo:border-right="none" fo:border-top="0.0008in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008in solid #000000" fo:background-color="transparent" fo:border-left="none" fo:border-right="none" fo:border-top="0.0008in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0008in solid #000000" fo:background-color="#c0c0c0" fo:border-left="none" fo:border-right="none" fo:border-top="0.0008in solid #0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008in solid #000000" fo:background-color="#c0c0c0" fo:border-left="none" fo:border-right="0.0008in solid #000000" fo:border-top="0.0008in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0008in solid #000000" fo:background-color="transparent" fo:border-left="none" fo:border-right="0.0008in solid #000000" fo:border-top="0.0008in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000000" fo:border-left="none" fo:border-right="0.0008in solid #000000" fo:border-top="none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008in solid #000000" fo:border-left="none" fo:border-right="none" fo:border-top="none"/>
    </style:style>
    <style:style style:name="ce55" style:family="table-cell" style:parent-style-name="Default">
      <style:table-cell-properties fo:border-bottom="0.0008in solid #000000" fo:border-left="none" fo:border-right="none" fo:border-top="0.0008in solid #000000"/>
    </style:style>
    <style:style style:name="ce56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fo:border-bottom="0.0008in solid #000000" fo:background-color="#c0c0c0" fo:border-left="none" fo:border-right="none" fo:border-top="none"/>
    </style:style>
    <style:style style:name="ce58" style:family="table-cell" style:parent-style-name="Default">
      <style:table-cell-properties fo:border-bottom="0.0008in solid #0000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0008in solid #000000" fo:background-color="#c0c0c0" fo:border-left="none" fo:border-right="none" fo:border-top="none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order-left="none" fo:border-right="none" fo:border-top="0.0008in solid #000000"/>
    </style:style>
    <style:style style:name="ce63" style:family="table-cell" style:parent-style-name="Default" style:data-style-name="N131"/>
    <style:style style:name="ce64" style:family="table-cell" style:parent-style-name="Default" style:data-style-name="N131">
      <style:table-cell-properties fo:border-bottom="0.0008in solid #000000" fo:border-left="none" fo:border-right="none" fo:border-top="none"/>
    </style:style>
    <style:style style:name="ce65" style:family="table-cell" style:parent-style-name="Default" style:data-style-name="N131">
      <style:table-cell-properties fo:background-color="#ffff00"/>
    </style:style>
    <style:style style:name="ce66" style:family="table-cell" style:parent-style-name="Default" style:data-style-name="N131">
      <style:table-cell-properties fo:border-bottom="none" fo:background-color="#ff00ff" fo:border-left="none" fo:border-right="none" fo:border-top="0.0008in solid #000000"/>
    </style:style>
    <style:style style:name="ce67" style:family="table-cell" style:parent-style-name="Default" style:data-style-name="N131">
      <style:table-cell-properties fo:background-color="#ff00ff"/>
    </style:style>
    <style:style style:name="ce68" style:family="table-cell" style:parent-style-name="Default" style:data-style-name="N131">
      <style:table-cell-properties fo:border-bottom="0.0008in solid #000000" fo:background-color="#ff00ff" fo:border-left="none" fo:border-right="none" fo:border-top="none"/>
    </style:style>
    <style:style style:name="ce69" style:family="table-cell" style:parent-style-name="Default" style:data-style-name="N131">
      <style:table-cell-properties fo:background-color="#008000"/>
    </style:style>
    <style:style style:name="ce70" style:family="table-cell" style:parent-style-name="Default" style:data-style-name="N131">
      <style:table-cell-properties fo:border-bottom="0.0008in solid #000000" fo:background-color="#008000" fo:border-left="none" fo:border-right="none" fo:border-top="none"/>
    </style:style>
    <style:style style:name="ce71" style:family="table-cell" style:parent-style-name="Default" style:data-style-name="N131">
      <style:table-cell-properties fo:background-color="#c0c0c0"/>
    </style:style>
    <style:style style:name="ce72" style:family="table-cell" style:parent-style-name="Default" style:data-style-name="N131">
      <style:table-cell-properties fo:border-bottom="0.0008in solid #000000" fo:background-color="#c0c0c0" fo:border-left="none" fo:border-right="none" fo:border-top="none"/>
      <style:text-properties fo:color="#000000"/>
    </style:style>
    <style:style style:name="ce73" style:family="table-cell" style:parent-style-name="Default" style:data-style-name="N131">
      <style:table-cell-properties fo:border-bottom="none" fo:border-left="none" fo:border-right="none" fo:border-top="0.0008in solid #000000"/>
    </style:style>
    <style:style style:name="ce74" style:family="table-cell" style:parent-style-name="Default">
      <style:table-cell-properties fo:border-bottom="0.0008in solid #000000" fo:background-color="#000000" fo:border-left="none" fo:border-right="none" fo:border-top="none"/>
    </style:style>
    <style:style style:name="ce75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76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77" style:family="table-cell" style:parent-style-name="Default">
      <style:table-cell-properties fo:border-bottom="none" fo:background-color="#000000" fo:border-left="0.0008in solid #000000" fo:border-right="none" fo:border-top="none"/>
    </style:style>
    <style:style style:name="ce78" style:family="table-cell" style:parent-style-name="Default">
      <style:table-cell-properties fo:border-bottom="0.0008in solid #000000" fo:background-color="#000000" fo:border-left="0.0008in solid #000000" fo:border-right="none" fo:border-top="none"/>
    </style:style>
    <style:style style:name="ce79" style:family="table-cell" style:parent-style-name="Default">
      <style:table-cell-properties fo:background-color="#3deb3d"/>
    </style:style>
    <style:style style:name="ce80" style:family="table-cell" style:parent-style-name="Default">
      <style:table-cell-properties fo:border-bottom="0.0008in solid #000000" fo:background-color="#3deb3d" fo:border-left="none" fo:border-right="none" fo:border-top="none"/>
    </style:style>
    <style:style style:name="ce81" style:family="table-cell" style:parent-style-name="Default">
      <style:table-cell-properties fo:border-bottom="none" fo:background-color="#3deb3d" fo:border-left="none" fo:border-right="none" fo:border-top="0.0008in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008in solid #000000"/>
    </style:style>
    <style:style style:name="ce8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Arial" fo:font-size="10pt" style:font-size-asian="10pt" style:font-size-complex="10pt"/>
    </style:style>
    <style:style style:name="ce84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fo:background-color="#ffff00"/>
    </style:style>
    <style:style style:name="ce86" style:family="table-cell" style:parent-style-name="Default">
      <style:table-cell-properties fo:border-bottom="0.0008in solid #000000" fo:background-color="#ffff00" fo:border-left="none" fo:border-right="none" fo:border-top="none"/>
    </style:style>
    <style:style style:name="ce87" style:family="table-cell" style:parent-style-name="Default">
      <style:table-cell-properties fo:border-bottom="none" fo:background-color="#ffff00" fo:border-left="none" fo:border-right="none" fo:border-top="0.0008in solid #000000"/>
    </style:style>
    <style:style style:name="ce88" style:family="table-cell" style:parent-style-name="Excel_20_Built-in_20_Normal">
      <style:table-cell-properties fo:background-color="#ff00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background-color="#ff00ff"/>
    </style:style>
    <style:style style:name="ce90" style:family="table-cell" style:parent-style-name="Default">
      <style:table-cell-properties fo:border-bottom="0.0008in solid #000000" fo:background-color="#ff00ff" fo:border-left="none" fo:border-right="none" fo:border-top="none"/>
    </style:style>
    <style:style style:name="ce91" style:family="table-cell" style:parent-style-name="Default">
      <style:table-cell-properties fo:border-bottom="none" fo:background-color="#ff00ff" fo:border-left="none" fo:border-right="none" fo:border-top="0.0008in solid #000000"/>
    </style:style>
    <style:style style:name="ce92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ackground-color="#008000"/>
    </style:style>
    <style:style style:name="ce94" style:family="table-cell" style:parent-style-name="Default">
      <style:table-cell-properties fo:border-bottom="0.0008in solid #000000" fo:background-color="#008000" fo:border-left="none" fo:border-right="none" fo:border-top="none"/>
    </style:style>
    <style:style style:name="ce95" style:family="table-cell" style:parent-style-name="Default">
      <style:table-cell-properties fo:border-bottom="none" fo:background-color="#008000" fo:border-left="none" fo:border-right="none" fo:border-top="0.0008in solid #000000"/>
    </style:style>
    <style:style style:name="ce96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ackground-color="#c0c0c0"/>
    </style:style>
    <style:style style:name="ce98" style:family="table-cell" style:parent-style-name="Default">
      <style:table-cell-properties fo:border-bottom="none" fo:background-color="#c0c0c0" fo:border-left="none" fo:border-right="none" fo:border-top="0.0008in solid #000000"/>
    </style:style>
    <style:style style:name="ce99" style:family="table-cell" style:parent-style-name="Default">
      <style:table-cell-properties fo:border-bottom="none" fo:background-color="transparent" fo:border-left="none" fo:border-right="0.0008in solid #000000" fo:border-top="0.0008in solid #000000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none" fo:background-color="transparent" fo:border-left="none" fo:border-right="0.0008in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008in solid #000000" fo:background-color="transparent" fo:border-left="none" fo:border-right="0.0008in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none" fo:background-color="transparent" fo:border-left="none" fo:border-right="0.0008in solid #000000" fo:border-top="none"/>
    </style:style>
    <style:style style:name="ce103" style:family="table-cell" style:parent-style-name="Default">
      <style:table-cell-properties fo:border-bottom="0.0008in solid #000000" fo:background-color="transparent" fo:border-left="none" fo:border-right="0.0008in solid #000000" fo:border-top="none"/>
    </style:style>
    <style:style style:name="ce104" style:family="table-cell" style:parent-style-name="Default">
      <style:table-cell-properties fo:border="0.0008in solid #000000"/>
    </style:style>
    <style:style style:name="ce10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cccccc" fo:border="0.0008in solid #000000"/>
    </style:style>
    <style:style style:name="ce107" style:family="table-cell" style:parent-style-name="Default">
      <style:table-cell-properties fo:background-color="#c0c0c0" fo:border="0.0008in solid #000000"/>
    </style:style>
    <style:style style:name="ce108" style:family="table-cell" style:parent-style-name="Default">
      <style:table-cell-properties fo:background-color="#666666" fo:border="0.0008in solid #000000"/>
    </style:style>
    <style:style style:name="ce109" style:family="table-cell" style:parent-style-name="Default" style:data-style-name="N0">
      <style:table-cell-properties fo:border="0.0008in solid #000000"/>
    </style:style>
    <style:style style:name="ce110" style:family="table-cell" style:parent-style-name="Default" style:data-style-name="N104">
      <style:table-cell-properties fo:border="0.0008in solid #000000"/>
    </style:style>
    <style:style style:name="ce111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fo:background-color="#666666" fo:border="0.0008in solid #000000"/>
    </style:style>
    <style:style style:name="ce113" style:family="table-cell" style:parent-style-name="Default" style:data-style-name="N104"/>
    <style:style style:name="ce114" style:family="table-cell" style:parent-style-name="Default" style:data-style-name="N11"/>
    <style:style style:name="ce115" style:family="table-cell" style:parent-style-name="Default" style:data-style-name="N4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utput 2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number-columns-repeated="11" table:default-cell-style-name="Default"/>
        <table:table-column table:style-name="co3" table:default-cell-style-name="ce48"/>
        <table:table-row table:style-name="ro1">
          <table:table-cell office:value-type="string">
            <text:p>c</text:p>
          </table:table-cell>
          <table:table-cell office:value-type="string">
            <text:p>y</text:p>
          </table:table-cell>
          <table:table-cell table:style-name="ce1" office:value-type="string">
            <text:p>NC Total GHG</text:p>
          </table:table-cell>
          <table:table-cell table:style-name="ce1" office:value-type="string">
            <text:p>NC Total Inv</text:p>
          </table:table-cell>
          <table:table-cell/>
          <table:table-cell office:value-type="string">
            <text:p>Observed GHGs</text:p>
          </table:table-cell>
          <table:table-cell office:value-type="string">
            <text:p>Observed Inv</text:p>
          </table:table-cell>
          <table:table-cell table:number-columns-repeated="7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6">
            <text:p>2006</text:p>
          </table:table-cell>
          <table:table-cell table:style-name="ce1" office:value-type="float" office:value="4329.54">
            <text:p>4329.54</text:p>
          </table:table-cell>
          <table:table-cell table:style-name="ce1" office:value-type="float" office:value="6561">
            <text:p>6561</text:p>
          </table:table-cell>
          <table:table-cell table:number-columns-repeated="5"/>
          <table:table-cell>
            <draw:frame table:end-cell-address="'output 2'.V26" table:end-x="0.6161in" table:end-y="0.1965in" draw:z-index="0" draw:style-name="gr1" svg:width="11.6268in" svg:height="4.8591in" svg:x="0.3272in" svg:y="0.0366in">
              <draw:object draw:notify-on-update-of-ranges="'output 2'.B2:'output 2'.B13 'output 2'.C1:'output 2'.C1 'output 2'.C2:'output 2'.C13 'output 2'.C14:'output 2'.C14 'output 2'.C15:'output 2'.C26 'output 2'.C27:'output 2'.C27 'output 2'.C28:'output 2'.C39 'output 2'.D1:'output 2'.D1 'output 2'.D2:'output 2'.D13 'output 2'.D14:'output 2'.D14 'output 2'.D15:'output 2'.D26 'output 2'.D27:'output 2'.D27 'output 2'.D28:'output 2'.D39 'output 2'.F1:'output 2'.F1 'output 2'.C2:'output 2'.C7 'output 2'.G1:'output 2'.G1 'output 2'.D2:'output 2'.D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7">
            <text:p>2007</text:p>
          </table:table-cell>
          <table:table-cell table:style-name="ce1" office:value-type="float" office:value="4387.63">
            <text:p>4387.63</text:p>
          </table:table-cell>
          <table:table-cell table:style-name="ce1" office:value-type="float" office:value="15192">
            <text:p>151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8">
            <text:p>2008</text:p>
          </table:table-cell>
          <table:table-cell table:style-name="ce1" office:value-type="float" office:value="4479.9">
            <text:p>4479.9</text:p>
          </table:table-cell>
          <table:table-cell table:style-name="ce1" office:value-type="float" office:value="18647">
            <text:p>18647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9">
            <text:p>2009</text:p>
          </table:table-cell>
          <table:table-cell table:style-name="ce1" office:value-type="float" office:value="3995.94">
            <text:p>3995.94</text:p>
          </table:table-cell>
          <table:table-cell table:style-name="ce1" office:value-type="float" office:value="14930">
            <text:p>14930</text:p>
          </table:table-cell>
          <table:table-cell/>
          <table:table-cell office:value-type="string">
            <text:p>avg x 18</text:p>
          </table:table-cell>
          <table:table-cell table:number-columns-repeated="8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10">
            <text:p>2010</text:p>
          </table:table-cell>
          <table:table-cell table:style-name="ce1" office:value-type="float" office:value="4039.28">
            <text:p>4039.28</text:p>
          </table:table-cell>
          <table:table-cell table:style-name="ce1" office:value-type="float" office:value="20139">
            <text:p>20139</text:p>
          </table:table-cell>
          <table:table-cell/>
          <table:table-cell table:formula="of:=1250*18" office:value-type="float" office:value="22500">
            <text:p>2250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float" office:value="2011">
            <text:p>2011</text:p>
          </table:table-cell>
          <table:table-cell table:style-name="ce1" office:value-type="float" office:value="4088.57">
            <text:p>4088.57</text:p>
          </table:table-cell>
          <table:table-cell table:style-name="ce1" office:value-type="float" office:value="17364">
            <text:p>17364</text:p>
          </table:table-cell>
          <table:table-cell table:style-name="ce7"/>
          <table:table-cell table:style-name="ce29" office:value-type="string">
            <text:p>Year</text:p>
          </table:table-cell>
          <table:table-cell table:style-name="ce34" office:value-type="string">
            <text:p>2012p</text:p>
          </table:table-cell>
          <table:table-cell table:style-name="ce34" office:value-type="string">
            <text:p>2013p</text:p>
          </table:table-cell>
          <table:table-cell table:style-name="ce43" office:value-type="string">
            <text:p>2014p</text:p>
          </table:table-cell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2p</text:p>
          </table:table-cell>
          <table:table-cell table:style-name="ce12" table:formula="of:=[.C7]-ABS([.G9]*18)" office:value-type="float" office:value="3879.47462">
            <text:p>3879.47</text:p>
          </table:table-cell>
          <table:table-cell table:style-name="ce1" office:value-type="float" office:value="22500">
            <text:p>22500</text:p>
          </table:table-cell>
          <table:table-cell table:style-name="ce23" office:value-type="string">
            <text:p>No Coalition (0.25b)</text:p>
          </table:table-cell>
          <table:table-cell table:style-name="ce30" office:value-type="string">
            <text:p>Estimates +1 SD</text:p>
          </table:table-cell>
          <table:table-cell table:style-name="ce35" office:value-type="float" office:value="167.135">
            <text:p>167.14</text:p>
          </table:table-cell>
          <table:table-cell table:style-name="ce35" office:value-type="float" office:value="167.135">
            <text:p>167.14</text:p>
          </table:table-cell>
          <table:table-cell table:style-name="ce44" office:value-type="float" office:value="167.135">
            <text:p>167.14</text:p>
          </table:table-cell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3p</text:p>
          </table:table-cell>
          <table:table-cell table:style-name="ce12" table:formula="of:=[.C8]-ABS([.G9]*18)" office:value-type="float" office:value="3670.37924">
            <text:p>3670.38</text:p>
          </table:table-cell>
          <table:table-cell table:style-name="ce1" office:value-type="float" office:value="22500">
            <text:p>22500</text:p>
          </table:table-cell>
          <table:table-cell table:style-name="ce24" table:formula="of:=0.25*18" office:value-type="float" office:value="4.5">
            <text:p>4.5</text:p>
          </table:table-cell>
          <table:table-cell table:style-name="ce31" office:value-type="string">
            <text:p>Core Model Estimates</text:p>
          </table:table-cell>
          <table:table-cell table:style-name="ce36" office:value-type="float" office:value="-11.61641">
            <text:p>-11.62</text:p>
          </table:table-cell>
          <table:table-cell table:style-name="ce36" office:value-type="float" office:value="-11.61641">
            <text:p>-11.62</text:p>
          </table:table-cell>
          <table:table-cell table:style-name="ce45" office:value-type="float" office:value="-11.61641">
            <text:p>-11.6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4p</text:p>
          </table:table-cell>
          <table:table-cell table:style-name="ce12" table:formula="of:=[.C9]-ABS([.G9]*18)" office:value-type="float" office:value="3461.28386">
            <text:p>3461.28</text:p>
          </table:table-cell>
          <table:table-cell table:style-name="ce1" office:value-type="float" office:value="22500">
            <text:p>22500</text:p>
          </table:table-cell>
          <table:table-cell table:style-name="ce24"/>
          <table:table-cell table:style-name="ce32" office:value-type="string">
            <text:p>Estimates -1 SD</text:p>
          </table:table-cell>
          <table:table-cell table:style-name="ce35" office:value-type="float" office:value="-161.6222154">
            <text:p>-161.62</text:p>
          </table:table-cell>
          <table:table-cell table:style-name="ce35" office:value-type="float" office:value="-161.6221476">
            <text:p>-161.62</text:p>
          </table:table-cell>
          <table:table-cell table:style-name="ce44" office:value-type="float" office:value="-161.6220798">
            <text:p>-161.6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5p</text:p>
          </table:table-cell>
          <table:table-cell table:style-name="ce12" table:formula="of:=[.C10]-ABS([.G9]*18)" office:value-type="float" office:value="3252.18848">
            <text:p>3252.19</text:p>
          </table:table-cell>
          <table:table-cell table:style-name="ce1" office:value-type="float" office:value="22500">
            <text:p>22500</text:p>
          </table:table-cell>
          <table:table-cell table:style-name="ce24"/>
          <table:table-cell table:style-name="ce32"/>
          <table:table-cell table:style-name="ce35" table:number-columns-repeated="2"/>
          <table:table-cell table:style-name="ce44"/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6p</text:p>
          </table:table-cell>
          <table:table-cell table:style-name="ce12" table:formula="of:=[.C11]-ABS([.G9]*18)" office:value-type="float" office:value="3043.0931">
            <text:p>3043.09</text:p>
          </table:table-cell>
          <table:table-cell table:style-name="ce1" office:value-type="float" office:value="22500">
            <text:p>22500</text:p>
          </table:table-cell>
          <table:table-cell table:style-name="ce24"/>
          <table:table-cell table:style-name="ce32"/>
          <table:table-cell table:style-name="ce35" table:number-columns-repeated="2"/>
          <table:table-cell table:style-name="ce44"/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7p</text:p>
          </table:table-cell>
          <table:table-cell table:style-name="ce12" table:formula="of:=[.C12]-ABS([.G9]*18)" office:value-type="float" office:value="2833.99772">
            <text:p>2834</text:p>
          </table:table-cell>
          <table:table-cell table:style-name="ce1" office:value-type="float" office:value="22500">
            <text:p>22500</text:p>
          </table:table-cell>
          <table:table-cell table:style-name="ce24"/>
          <table:table-cell table:style-name="ce32"/>
          <table:table-cell table:style-name="ce35" table:number-columns-repeated="2"/>
          <table:table-cell table:style-name="ce44"/>
          <table:table-cell table:number-columns-repeated="5"/>
        </table:table-row>
        <table:table-row table:style-name="ro2">
          <table:table-cell table:style-name="ce2"/>
          <table:table-cell table:style-name="ce5"/>
          <table:table-cell table:style-name="ce2" office:value-type="string">
            <text:p>LA Total GHG</text:p>
          </table:table-cell>
          <table:table-cell table:style-name="ce2" office:value-type="string">
            <text:p>LA Total Inv</text:p>
          </table:table-cell>
          <table:table-cell table:style-name="ce25"/>
          <table:table-cell table:style-name="ce33"/>
          <table:table-cell table:style-name="ce37" table:number-columns-repeated="2"/>
          <table:table-cell table:style-name="ce46"/>
          <table:table-cell table:number-columns-repeated="5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6">
            <text:p>2006</text:p>
          </table:table-cell>
          <table:table-cell table:style-name="ce1" office:value-type="float" office:value="4329.54">
            <text:p>4329.54</text:p>
          </table:table-cell>
          <table:table-cell table:style-name="ce1" office:value-type="float" office:value="6561">
            <text:p>656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7">
            <text:p>2007</text:p>
          </table:table-cell>
          <table:table-cell table:style-name="ce1" office:value-type="float" office:value="4387.63">
            <text:p>4387.63</text:p>
          </table:table-cell>
          <table:table-cell table:style-name="ce1" office:value-type="float" office:value="15192">
            <text:p>151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8">
            <text:p>2008</text:p>
          </table:table-cell>
          <table:table-cell table:style-name="ce1" office:value-type="float" office:value="4479.9">
            <text:p>4479.9</text:p>
          </table:table-cell>
          <table:table-cell table:style-name="ce1" office:value-type="float" office:value="18647">
            <text:p>18647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9">
            <text:p>2009</text:p>
          </table:table-cell>
          <table:table-cell table:style-name="ce1" office:value-type="float" office:value="3995.94">
            <text:p>3995.94</text:p>
          </table:table-cell>
          <table:table-cell table:style-name="ce1" office:value-type="float" office:value="14930">
            <text:p>1493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10">
            <text:p>2010</text:p>
          </table:table-cell>
          <table:table-cell table:style-name="ce1" office:value-type="float" office:value="4039.28">
            <text:p>4039.28</text:p>
          </table:table-cell>
          <table:table-cell table:style-name="ce1" office:value-type="float" office:value="20139">
            <text:p>20139</text:p>
          </table:table-cell>
          <table:table-cell/>
          <table:table-cell office:value-type="string">
            <text:p>avg x 18</text:p>
          </table:table-cell>
          <table:table-cell table:number-columns-repeated="8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11">
            <text:p>2011</text:p>
          </table:table-cell>
          <table:table-cell table:style-name="ce1" office:value-type="float" office:value="4088.57">
            <text:p>4088.57</text:p>
          </table:table-cell>
          <table:table-cell table:style-name="ce1" office:value-type="float" office:value="17364">
            <text:p>17364</text:p>
          </table:table-cell>
          <table:table-cell/>
          <table:table-cell table:formula="of:=1653*18" office:value-type="float" office:value="29754">
            <text:p>29754</text:p>
          </table:table-cell>
          <table:table-cell table:number-columns-repeated="8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2p</text:p>
          </table:table-cell>
          <table:table-cell table:style-name="ce13" table:formula="of:=[.C20]-ABS([.G22]*18)" office:value-type="float" office:value="3712.422254">
            <text:p>3712.42</text:p>
          </table:table-cell>
          <table:table-cell table:style-name="ce1" table:formula="of:=1653*18" office:value-type="float" office:value="29754">
            <text:p>29754</text:p>
          </table:table-cell>
          <table:table-cell table:style-name="ce26" office:value-type="string">
            <text:p>LA Coalition (1.2b)</text:p>
          </table:table-cell>
          <table:table-cell table:style-name="ce32" office:value-type="string">
            <text:p>Estimates +1 SD</text:p>
          </table:table-cell>
          <table:table-cell table:style-name="ce35" office:value-type="float" office:value="159.635573">
            <text:p>159.64</text:p>
          </table:table-cell>
          <table:table-cell table:style-name="ce35" office:value-type="float" office:value="159.635573">
            <text:p>159.64</text:p>
          </table:table-cell>
          <table:table-cell table:style-name="ce35" office:value-type="float" office:value="159.635573">
            <text:p>159.64</text:p>
          </table:table-cell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3p</text:p>
          </table:table-cell>
          <table:table-cell table:style-name="ce13" table:formula="of:=[.C21]-ABS([.G22]*18)" office:value-type="float" office:value="3336.274508">
            <text:p>3336.27</text:p>
          </table:table-cell>
          <table:table-cell table:style-name="ce1" table:formula="of:=1653*18" office:value-type="float" office:value="29754">
            <text:p>29754</text:p>
          </table:table-cell>
          <table:table-cell table:style-name="ce24"/>
          <table:table-cell table:style-name="ce31" office:value-type="string">
            <text:p>Core Model Estimates</text:p>
          </table:table-cell>
          <table:table-cell table:style-name="ce38" office:value-type="float" office:value="-20.897097">
            <text:p>-20.9</text:p>
          </table:table-cell>
          <table:table-cell table:style-name="ce38" office:value-type="float" office:value="-20.897097">
            <text:p>-20.9</text:p>
          </table:table-cell>
          <table:table-cell table:style-name="ce38" office:value-type="float" office:value="-20.897097">
            <text:p>-20.9</text:p>
          </table:table-cell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4p</text:p>
          </table:table-cell>
          <table:table-cell table:style-name="ce13" table:formula="of:=[.C22]-ABS([.G22]*18)" office:value-type="float" office:value="2960.126762">
            <text:p>2960.13</text:p>
          </table:table-cell>
          <table:table-cell table:style-name="ce1" table:formula="of:=1653*18" office:value-type="float" office:value="29754">
            <text:p>29754</text:p>
          </table:table-cell>
          <table:table-cell table:style-name="ce24"/>
          <table:table-cell table:style-name="ce32" office:value-type="string">
            <text:p>Estimates -1 SD</text:p>
          </table:table-cell>
          <table:table-cell table:style-name="ce35" office:value-type="float" office:value="-172.6840946">
            <text:p>-172.68</text:p>
          </table:table-cell>
          <table:table-cell table:style-name="ce35" office:value-type="float" office:value="-172.6840946">
            <text:p>-172.68</text:p>
          </table:table-cell>
          <table:table-cell table:style-name="ce35" office:value-type="float" office:value="-172.6840946">
            <text:p>-172.68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4"/>
          <table:table-cell table:style-name="ce13" table:formula="of:=[.C23]-ABS([.G22]*18)" office:value-type="float" office:value="2583.979016">
            <text:p>2583.98</text:p>
          </table:table-cell>
          <table:table-cell table:style-name="ce1" table:formula="of:=1653*18" office:value-type="float" office:value="29754">
            <text:p>29754</text:p>
          </table:table-cell>
          <table:table-cell table:style-name="ce24"/>
          <table:table-cell table:style-name="ce32"/>
          <table:table-cell table:style-name="ce35" table:number-columns-repeated="3"/>
          <table:table-cell table:number-columns-repeated="5"/>
        </table:table-row>
        <table:table-row table:style-name="ro2">
          <table:table-cell table:style-name="ce1"/>
          <table:table-cell table:style-name="ce4"/>
          <table:table-cell table:style-name="ce13" table:formula="of:=[.C24]-ABS([.G22]*18)" office:value-type="float" office:value="2207.83127">
            <text:p>2207.83</text:p>
          </table:table-cell>
          <table:table-cell table:style-name="ce1" table:formula="of:=1653*18" office:value-type="float" office:value="29754">
            <text:p>29754</text:p>
          </table:table-cell>
          <table:table-cell table:style-name="ce24"/>
          <table:table-cell table:style-name="ce32"/>
          <table:table-cell table:style-name="ce35" table:number-columns-repeated="3"/>
          <table:table-cell table:number-columns-repeated="5"/>
        </table:table-row>
        <table:table-row table:style-name="ro2">
          <table:table-cell table:style-name="ce1"/>
          <table:table-cell table:style-name="ce4"/>
          <table:table-cell table:style-name="ce13" table:formula="of:=[.C25]-ABS([.G22]*18)" office:value-type="float" office:value="1831.683524">
            <text:p>1831.68</text:p>
          </table:table-cell>
          <table:table-cell table:style-name="ce1" table:formula="of:=1653*18" office:value-type="float" office:value="29754">
            <text:p>29754</text:p>
          </table:table-cell>
          <table:table-cell table:style-name="ce24"/>
          <table:table-cell table:style-name="ce32"/>
          <table:table-cell table:style-name="ce35" table:number-columns-repeated="3"/>
          <table:table-cell table:number-columns-repeated="5"/>
        </table:table-row>
        <table:table-row table:style-name="ro2">
          <table:table-cell table:style-name="ce2"/>
          <table:table-cell table:style-name="ce5"/>
          <table:table-cell table:style-name="ce2" office:value-type="string">
            <text:p>Euro LA Total GHG</text:p>
          </table:table-cell>
          <table:table-cell table:style-name="ce2" office:value-type="string">
            <text:p>Euro LA Total Inv</text:p>
          </table:table-cell>
          <table:table-cell table:style-name="ce25" table:number-columns-repeated="2"/>
          <table:table-cell table:style-name="ce37" table:number-columns-repeated="2"/>
          <table:table-cell table:style-name="ce46"/>
          <table:table-cell table:number-columns-repeated="5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6">
            <text:p>2006</text:p>
          </table:table-cell>
          <table:table-cell table:style-name="ce1" office:value-type="float" office:value="4329.54">
            <text:p>4329.54</text:p>
          </table:table-cell>
          <table:table-cell table:style-name="ce1" office:value-type="float" office:value="6561">
            <text:p>6561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7">
            <text:p>2007</text:p>
          </table:table-cell>
          <table:table-cell table:style-name="ce1" office:value-type="float" office:value="4387.63">
            <text:p>4387.63</text:p>
          </table:table-cell>
          <table:table-cell table:style-name="ce1" office:value-type="float" office:value="15192">
            <text:p>15192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8">
            <text:p>2008</text:p>
          </table:table-cell>
          <table:table-cell table:style-name="ce1" office:value-type="float" office:value="4479.9">
            <text:p>4479.9</text:p>
          </table:table-cell>
          <table:table-cell table:style-name="ce1" office:value-type="float" office:value="18647">
            <text:p>18647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09">
            <text:p>2009</text:p>
          </table:table-cell>
          <table:table-cell table:style-name="ce1" office:value-type="float" office:value="3995.94">
            <text:p>3995.94</text:p>
          </table:table-cell>
          <table:table-cell table:style-name="ce1" office:value-type="float" office:value="14930">
            <text:p>14930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10">
            <text:p>2010</text:p>
          </table:table-cell>
          <table:table-cell table:style-name="ce1" office:value-type="float" office:value="4039.28">
            <text:p>4039.28</text:p>
          </table:table-cell>
          <table:table-cell table:style-name="ce1" office:value-type="float" office:value="20139">
            <text:p>20139</text:p>
          </table:table-cell>
          <table:table-cell/>
          <table:table-cell office:value-type="string">
            <text:p>avg x 18</text:p>
          </table:table-cell>
          <table:table-cell table:number-columns-repeated="8"/>
        </table:table-row>
        <table:table-row table:style-name="ro1">
          <table:table-cell table:style-name="ce1" office:value-type="string">
            <text:p>_Sum</text:p>
          </table:table-cell>
          <table:table-cell table:style-name="ce4" office:value-type="float" office:value="2011">
            <text:p>2011</text:p>
          </table:table-cell>
          <table:table-cell table:style-name="ce1" office:value-type="float" office:value="4088.57">
            <text:p>4088.57</text:p>
          </table:table-cell>
          <table:table-cell table:style-name="ce1" office:value-type="float" office:value="17364">
            <text:p>17364</text:p>
          </table:table-cell>
          <table:table-cell/>
          <table:table-cell table:formula="of:=1850*18" office:value-type="float" office:value="33300">
            <text:p>33300</text:p>
          </table:table-cell>
          <table:table-cell table:number-columns-repeated="8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2p</text:p>
          </table:table-cell>
          <table:table-cell table:style-name="ce14" table:formula="of:=[.C33]-ABS([.G35]*18)" office:value-type="float" office:value="3630.76142">
            <text:p>3630.76</text:p>
          </table:table-cell>
          <table:table-cell table:style-name="ce1" table:formula="of:=1850*18" office:value-type="float" office:value="33300">
            <text:p>33300</text:p>
          </table:table-cell>
          <table:table-cell table:style-name="ce27" office:value-type="string">
            <text:p>Euro_LA Coalition (1.85b)</text:p>
          </table:table-cell>
          <table:table-cell table:style-name="ce32" office:value-type="string">
            <text:p>Estimates +1 SD</text:p>
          </table:table-cell>
          <table:table-cell table:style-name="ce35" office:value-type="float" office:value="155.9696">
            <text:p>155.97</text:p>
          </table:table-cell>
          <table:table-cell table:style-name="ce35" office:value-type="float" office:value="155.9696">
            <text:p>155.97</text:p>
          </table:table-cell>
          <table:table-cell table:style-name="ce35" office:value-type="float" office:value="155.9696">
            <text:p>155.9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3p</text:p>
          </table:table-cell>
          <table:table-cell table:style-name="ce14" table:formula="of:=[.C34]-ABS([.G35]*18)" office:value-type="float" office:value="3172.95284">
            <text:p>3172.95</text:p>
          </table:table-cell>
          <table:table-cell table:style-name="ce1" table:formula="of:=1850*18" office:value-type="float" office:value="33300">
            <text:p>33300</text:p>
          </table:table-cell>
          <table:table-cell table:style-name="ce24"/>
          <table:table-cell table:style-name="ce31" office:value-type="string">
            <text:p>Core Model Estimates</text:p>
          </table:table-cell>
          <table:table-cell table:style-name="ce38" office:value-type="float" office:value="-25.43381">
            <text:p>-25.43</text:p>
          </table:table-cell>
          <table:table-cell table:style-name="ce38" office:value-type="float" office:value="-25.43381">
            <text:p>-25.43</text:p>
          </table:table-cell>
          <table:table-cell table:style-name="ce38" office:value-type="float" office:value="-25.43381">
            <text:p>-25.43</text:p>
          </table:table-cell>
          <table:table-cell table:number-columns-repeated="5"/>
        </table:table-row>
        <table:table-row table:style-name="ro2">
          <table:table-cell table:style-name="ce1" office:value-type="string">
            <text:p>_Sum</text:p>
          </table:table-cell>
          <table:table-cell table:style-name="ce4" office:value-type="string">
            <text:p>2014p</text:p>
          </table:table-cell>
          <table:table-cell table:style-name="ce14" table:formula="of:=[.C35]-ABS([.G35]*18)" office:value-type="float" office:value="2715.14426">
            <text:p>2715.14</text:p>
          </table:table-cell>
          <table:table-cell table:style-name="ce1" table:formula="of:=1850*18" office:value-type="float" office:value="33300">
            <text:p>33300</text:p>
          </table:table-cell>
          <table:table-cell table:style-name="ce9"/>
          <table:table-cell table:style-name="ce32" office:value-type="string">
            <text:p>Estimates -1 SD</text:p>
          </table:table-cell>
          <table:table-cell table:style-name="ce35" office:value-type="float" office:value="-178.0914798">
            <text:p>-178.09</text:p>
          </table:table-cell>
          <table:table-cell table:style-name="ce35" office:value-type="float" office:value="-178.0914798">
            <text:p>-178.09</text:p>
          </table:table-cell>
          <table:table-cell table:style-name="ce35" office:value-type="float" office:value="-178.0914798">
            <text:p>-178.09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4"/>
          <table:table-cell table:style-name="ce14" table:formula="of:=[.C36]-ABS([.G35]*18)" office:value-type="float" office:value="2257.33568">
            <text:p>2257.34</text:p>
          </table:table-cell>
          <table:table-cell table:style-name="ce1" table:formula="of:=1850*18" office:value-type="float" office:value="33300">
            <text:p>33300</text:p>
          </table:table-cell>
          <table:table-cell table:style-name="ce9"/>
          <table:table-cell table:style-name="ce32"/>
          <table:table-cell table:style-name="ce35" table:number-columns-repeated="3"/>
          <table:table-cell table:number-columns-repeated="5"/>
        </table:table-row>
        <table:table-row table:style-name="ro2">
          <table:table-cell table:style-name="ce1"/>
          <table:table-cell table:style-name="ce4"/>
          <table:table-cell table:style-name="ce14" table:formula="of:=[.C37]-ABS([.G35]*18)" office:value-type="float" office:value="1799.5271">
            <text:p>1799.53</text:p>
          </table:table-cell>
          <table:table-cell table:style-name="ce1" table:formula="of:=1850*18" office:value-type="float" office:value="33300">
            <text:p>33300</text:p>
          </table:table-cell>
          <table:table-cell table:style-name="ce9"/>
          <table:table-cell table:style-name="ce32"/>
          <table:table-cell table:style-name="ce35" table:number-columns-repeated="3"/>
          <table:table-cell table:number-columns-repeated="5"/>
        </table:table-row>
        <table:table-row table:style-name="ro2">
          <table:table-cell table:style-name="ce1"/>
          <table:table-cell table:style-name="ce4"/>
          <table:table-cell table:style-name="ce14" table:formula="of:=[.C38]-ABS([.G35]*18)" office:value-type="float" office:value="1341.71852">
            <text:p>1341.72</text:p>
          </table:table-cell>
          <table:table-cell table:style-name="ce1" table:formula="of:=1850*18" office:value-type="float" office:value="33300">
            <text:p>33300</text:p>
          </table:table-cell>
          <table:table-cell table:style-name="ce9"/>
          <table:table-cell table:style-name="ce32"/>
          <table:table-cell table:style-name="ce35" table:number-columns-repeated="3"/>
          <table:table-cell table:number-columns-repeated="5"/>
        </table:table-row>
        <table:table-row table:style-name="ro1">
          <table:table-cell table:style-name="ce2"/>
          <table:table-cell table:style-name="ce5"/>
          <table:table-cell table:style-name="ce2" table:number-columns-repeated="7"/>
          <table:table-cell table:number-columns-repeated="5"/>
        </table:table-row>
        <table:table-row table:style-name="ro1">
          <table:table-cell/>
          <table:table-cell table:style-name="ce4" office:value-type="float" office:value="2006">
            <text:p>2006</text:p>
          </table:table-cell>
          <table:table-cell table:style-name="ce1" office:value-type="float" office:value="4329.54">
            <text:p>4329.54</text:p>
          </table:table-cell>
          <table:table-cell table:style-name="ce1" office:value-type="float" office:value="6561">
            <text:p>6561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007">
            <text:p>2007</text:p>
          </table:table-cell>
          <table:table-cell table:style-name="ce1" office:value-type="float" office:value="4387.63">
            <text:p>4387.63</text:p>
          </table:table-cell>
          <table:table-cell table:style-name="ce1" office:value-type="float" office:value="15192">
            <text:p>1519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008">
            <text:p>2008</text:p>
          </table:table-cell>
          <table:table-cell table:style-name="ce1" office:value-type="float" office:value="4479.9">
            <text:p>4479.9</text:p>
          </table:table-cell>
          <table:table-cell table:style-name="ce1" office:value-type="float" office:value="18647">
            <text:p>18647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009">
            <text:p>2009</text:p>
          </table:table-cell>
          <table:table-cell table:style-name="ce1" office:value-type="float" office:value="3995.94">
            <text:p>3995.94</text:p>
          </table:table-cell>
          <table:table-cell table:style-name="ce1" office:value-type="float" office:value="14930">
            <text:p>1493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010">
            <text:p>2010</text:p>
          </table:table-cell>
          <table:table-cell table:style-name="ce1" office:value-type="float" office:value="4039.28">
            <text:p>4039.28</text:p>
          </table:table-cell>
          <table:table-cell table:style-name="ce1" office:value-type="float" office:value="20139">
            <text:p>20139</text:p>
          </table:table-cell>
          <table:table-cell/>
          <table:table-cell office:value-type="string">
            <text:p>avg x 18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2011">
            <text:p>2011</text:p>
          </table:table-cell>
          <table:table-cell table:style-name="ce1" office:value-type="float" office:value="4088.57">
            <text:p>4088.57</text:p>
          </table:table-cell>
          <table:table-cell table:style-name="ce1" office:value-type="float" office:value="17364">
            <text:p>17364</text:p>
          </table:table-cell>
          <table:table-cell/>
          <table:table-cell table:formula="of:=1000*18" office:value-type="float" office:value="18000">
            <text:p>1800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>
            <text:p>2012p</text:p>
          </table:table-cell>
          <table:table-cell table:style-name="ce15" table:formula="of:=[.C46]-ABS([.G48]*18)" office:value-type="float" office:value="3983.10512">
            <text:p>3983.11</text:p>
          </table:table-cell>
          <table:table-cell table:style-name="ce1" table:formula="of:=1000*18" office:value-type="float" office:value="18000">
            <text:p>18000</text:p>
          </table:table-cell>
          <table:table-cell table:style-name="ce28" office:value-type="string">
            <text:p>BAU</text:p>
          </table:table-cell>
          <table:table-cell table:style-name="ce32" office:value-type="string">
            <text:p>Estimates +1 SD</text:p>
          </table:table-cell>
          <table:table-cell table:style-name="ce39" office:value-type="float" office:value="171.78725">
            <text:p>171.79</text:p>
          </table:table-cell>
          <table:table-cell table:style-name="ce39" office:value-type="float" office:value="171.78725">
            <text:p>171.79</text:p>
          </table:table-cell>
          <table:table-cell table:style-name="ce39" office:value-type="float" office:value="171.78725">
            <text:p>171.7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>
            <text:p>2013p</text:p>
          </table:table-cell>
          <table:table-cell table:style-name="ce15" table:formula="of:=[.C47]-ABS([.G48]*18)" office:value-type="float" office:value="3877.64024">
            <text:p>3877.64</text:p>
          </table:table-cell>
          <table:table-cell table:style-name="ce1" table:formula="of:=1000*18" office:value-type="float" office:value="18000">
            <text:p>18000</text:p>
          </table:table-cell>
          <table:table-cell table:style-name="ce24"/>
          <table:table-cell table:style-name="ce31" office:value-type="string">
            <text:p>Core Model Estimates</text:p>
          </table:table-cell>
          <table:table-cell table:style-name="ce40" office:value-type="float" office:value="-5.85916">
            <text:p>-5.86</text:p>
          </table:table-cell>
          <table:table-cell table:style-name="ce40" office:value-type="float" office:value="-5.85916">
            <text:p>-5.86</text:p>
          </table:table-cell>
          <table:table-cell table:style-name="ce40" office:value-type="float" office:value="-5.85916">
            <text:p>-5.8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>
            <text:p>2014p</text:p>
          </table:table-cell>
          <table:table-cell table:style-name="ce15" table:formula="of:=[.C48]-ABS([.G48]*18)" office:value-type="float" office:value="3772.17536">
            <text:p>3772.18</text:p>
          </table:table-cell>
          <table:table-cell table:style-name="ce1" table:formula="of:=1000*18" office:value-type="float" office:value="18000">
            <text:p>18000</text:p>
          </table:table-cell>
          <table:table-cell table:style-name="ce9"/>
          <table:table-cell table:style-name="ce32" office:value-type="string">
            <text:p>Estimates -1 SD</text:p>
          </table:table-cell>
          <table:table-cell table:style-name="ce39" office:value-type="float" office:value="-154.7599654">
            <text:p>-154.76</text:p>
          </table:table-cell>
          <table:table-cell table:style-name="ce39" office:value-type="float" office:value="-154.7598976">
            <text:p>-154.76</text:p>
          </table:table-cell>
          <table:table-cell table:style-name="ce39" office:value-type="float" office:value="-154.7598298">
            <text:p>-154.7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>
            <text:p>2015p</text:p>
          </table:table-cell>
          <table:table-cell table:style-name="ce15" table:formula="of:=[.C49]-ABS([.G48]*18)" office:value-type="float" office:value="3666.71048">
            <text:p>3666.71</text:p>
          </table:table-cell>
          <table:table-cell table:style-name="ce1" table:formula="of:=1000*18" office:value-type="float" office:value="18000">
            <text:p>18000</text:p>
          </table:table-cell>
          <table:table-cell table:style-name="ce9"/>
          <table:table-cell table:style-name="ce32"/>
          <table:table-cell table:style-name="ce35" table:number-columns-repeated="3"/>
          <table:table-cell table:number-columns-repeated="5"/>
        </table:table-row>
        <table:table-row table:style-name="ro2">
          <table:table-cell/>
          <table:table-cell table:style-name="ce4" office:value-type="string">
            <text:p>2016p</text:p>
          </table:table-cell>
          <table:table-cell table:style-name="ce15" table:formula="of:=[.C50]-ABS([.G48]*18)" office:value-type="float" office:value="3561.2456">
            <text:p>3561.25</text:p>
          </table:table-cell>
          <table:table-cell table:style-name="ce1" table:formula="of:=1000*18" office:value-type="float" office:value="18000">
            <text:p>18000</text:p>
          </table:table-cell>
          <table:table-cell table:style-name="ce9"/>
          <table:table-cell table:style-name="ce32"/>
          <table:table-cell table:style-name="ce35" table:number-columns-repeated="3"/>
          <table:table-cell table:number-columns-repeated="5"/>
        </table:table-row>
        <table:table-row table:style-name="ro2">
          <table:table-cell/>
          <table:table-cell table:style-name="ce4" office:value-type="string">
            <text:p>2017p</text:p>
          </table:table-cell>
          <table:table-cell table:style-name="ce15" table:formula="of:=[.C51]-ABS([.G48]*18)" office:value-type="float" office:value="3455.78072">
            <text:p>3455.78</text:p>
          </table:table-cell>
          <table:table-cell table:style-name="ce1" table:formula="of:=1000*18" office:value-type="float" office:value="18000">
            <text:p>18000</text:p>
          </table:table-cell>
          <table:table-cell table:style-name="ce9"/>
          <table:table-cell table:style-name="ce32"/>
          <table:table-cell table:style-name="ce35" table:number-columns-repeated="3"/>
          <table:table-cell table:number-columns-repeated="5"/>
        </table:table-row>
        <table:table-row table:style-name="ro1" table:number-rows-repeated="2">
          <table:table-cell table:style-name="ce2"/>
          <table:table-cell table:style-name="ce5"/>
          <table:table-cell table:style-name="ce2" table:number-columns-repeated="7"/>
          <table:table-cell table:number-columns-repeated="5"/>
        </table:table-row>
        <table:table-row table:style-name="ro3">
          <table:table-cell/>
          <table:table-cell table:style-name="ce6" office:value-type="float" office:value="2006">
            <text:p>2006</text:p>
          </table:table-cell>
          <table:table-cell table:style-name="ce16" office:value-type="float" office:value="2007">
            <text:p>2007</text:p>
          </table:table-cell>
          <table:table-cell table:style-name="ce20" office:value-type="float" office:value="2008">
            <text:p>2008</text:p>
          </table:table-cell>
          <table:table-cell table:style-name="ce20" office:value-type="float" office:value="2009">
            <text:p>2009</text:p>
          </table:table-cell>
          <table:table-cell table:style-name="ce20" office:value-type="float" office:value="2010">
            <text:p>2010</text:p>
          </table:table-cell>
          <table:table-cell table:style-name="ce20" office:value-type="float" office:value="2011">
            <text:p>2011</text:p>
          </table:table-cell>
          <table:table-cell table:style-name="ce16" office:value-type="string">
            <text:p>2012p</text:p>
          </table:table-cell>
          <table:table-cell table:style-name="ce16" office:value-type="string">
            <text:p>2013p</text:p>
          </table:table-cell>
          <table:table-cell table:style-name="ce16" office:value-type="string">
            <text:p>2014p</text:p>
          </table:table-cell>
          <table:table-cell table:style-name="ce16" office:value-type="string">
            <text:p>2015p</text:p>
          </table:table-cell>
          <table:table-cell table:style-name="ce16" office:value-type="string">
            <text:p>2016p</text:p>
          </table:table-cell>
          <table:table-cell table:style-name="ce47" office:value-type="string">
            <text:p>2017p</text:p>
          </table:table-cell>
          <table:table-cell table:style-name="ce49"/>
        </table:table-row>
        <table:table-row table:style-name="ro3">
          <table:table-cell/>
          <table:table-cell table:style-name="ce7" office:value-type="float" office:value="4329.54">
            <text:p>4329.54</text:p>
          </table:table-cell>
          <table:table-cell table:style-name="ce17" office:value-type="float" office:value="4387.63">
            <text:p>4387.63</text:p>
          </table:table-cell>
          <table:table-cell table:style-name="ce21" office:value-type="float" office:value="4479.9">
            <text:p>4479.9</text:p>
          </table:table-cell>
          <table:table-cell table:style-name="ce21" office:value-type="float" office:value="3995.94">
            <text:p>3995.94</text:p>
          </table:table-cell>
          <table:table-cell table:style-name="ce21" office:value-type="float" office:value="4039.28">
            <text:p>4039.28</text:p>
          </table:table-cell>
          <table:table-cell table:style-name="ce21" office:value-type="float" office:value="4088.57">
            <text:p>4088.57</text:p>
          </table:table-cell>
          <table:table-cell table:style-name="ce41" office:value-type="float" office:value="3983.10512">
            <text:p>3983.11</text:p>
          </table:table-cell>
          <table:table-cell table:style-name="ce41" office:value-type="float" office:value="3877.64024">
            <text:p>3877.64</text:p>
          </table:table-cell>
          <table:table-cell table:style-name="ce41" office:value-type="float" office:value="3772.17536">
            <text:p>3772.18</text:p>
          </table:table-cell>
          <table:table-cell table:style-name="ce41" office:value-type="float" office:value="3666.71048">
            <text:p>3666.71</text:p>
          </table:table-cell>
          <table:table-cell table:style-name="ce41" office:value-type="float" office:value="3561.2456">
            <text:p>3561.25</text:p>
          </table:table-cell>
          <table:table-cell table:style-name="ce41" office:value-type="float" office:value="3455.78072">
            <text:p>3455.78</text:p>
          </table:table-cell>
          <table:table-cell table:style-name="ce50" office:value-type="string">
            <text:p>BAU Total GHG</text:p>
          </table:table-cell>
        </table:table-row>
        <table:table-row table:style-name="ro3">
          <table:table-cell/>
          <table:table-cell table:style-name="ce8" table:formula="of:=[.B56]/4479.9" office:value-type="percentage" office:value="0.966436750820331">
            <text:p>96.64%</text:p>
          </table:table-cell>
          <table:table-cell table:style-name="ce18" table:formula="of:=[.C56]/4479.9" office:value-type="percentage" office:value="0.979403558115136">
            <text:p>97.94%</text:p>
          </table:table-cell>
          <table:table-cell table:style-name="ce18" table:formula="of:=[.D56]/4479.9" office:value-type="percentage" office:value="1">
            <text:p>100.00%</text:p>
          </table:table-cell>
          <table:table-cell table:style-name="ce18" table:formula="of:=[.E56]/4479.9" office:value-type="percentage" office:value="0.891970802919708">
            <text:p>89.20%</text:p>
          </table:table-cell>
          <table:table-cell table:style-name="ce18" table:formula="of:=[.F56]/4479.9" office:value-type="percentage" office:value="0.901645126007277">
            <text:p>90.16%</text:p>
          </table:table-cell>
          <table:table-cell table:style-name="ce18" table:formula="of:=[.G56]/4479.9" office:value-type="percentage" office:value="0.912647603741155">
            <text:p>91.26%</text:p>
          </table:table-cell>
          <table:table-cell table:style-name="ce18" table:formula="of:=[.H56]/4479.9" office:value-type="percentage" office:value="0.889105810397554">
            <text:p>88.91%</text:p>
          </table:table-cell>
          <table:table-cell table:style-name="ce18" table:formula="of:=[.I56]/4479.9" office:value-type="percentage" office:value="0.865564017053952">
            <text:p>86.56%</text:p>
          </table:table-cell>
          <table:table-cell table:style-name="ce18" table:formula="of:=[.J56]/4479.9" office:value-type="percentage" office:value="0.842022223710351">
            <text:p>84.20%</text:p>
          </table:table-cell>
          <table:table-cell table:style-name="ce18" table:formula="of:=[.K56]/4479.9" office:value-type="percentage" office:value="0.81848043036675">
            <text:p>81.85%</text:p>
          </table:table-cell>
          <table:table-cell table:style-name="ce18" table:formula="of:=[.L56]/4479.9" office:value-type="percentage" office:value="0.794938637023148">
            <text:p>79.49%</text:p>
          </table:table-cell>
          <table:table-cell table:style-name="ce18" table:formula="of:=[.M56]/4479.9" office:value-type="percentage" office:value="0.771396843679547">
            <text:p>77.14%</text:p>
          </table:table-cell>
          <table:table-cell table:style-name="ce51" office:value-type="string">
            <text:p>% of peak (2008)</text:p>
          </table:table-cell>
        </table:table-row>
        <table:table-row table:style-name="ro3">
          <table:table-cell/>
          <table:table-cell table:style-name="ce9" office:value-type="float" office:value="6561">
            <text:p>6561</text:p>
          </table:table-cell>
          <table:table-cell table:style-name="ce19" office:value-type="float" office:value="15192">
            <text:p>15192</text:p>
          </table:table-cell>
          <table:table-cell table:style-name="ce22" office:value-type="float" office:value="18647">
            <text:p>18647</text:p>
          </table:table-cell>
          <table:table-cell table:style-name="ce22" office:value-type="float" office:value="14930">
            <text:p>14930</text:p>
          </table:table-cell>
          <table:table-cell table:style-name="ce22" office:value-type="float" office:value="20139">
            <text:p>20139</text:p>
          </table:table-cell>
          <table:table-cell table:style-name="ce22" office:value-type="float" office:value="17364">
            <text:p>17364</text:p>
          </table:table-cell>
          <table:table-cell table:style-name="ce41" office:value-type="float" office:value="18000">
            <text:p>18000</text:p>
          </table:table-cell>
          <table:table-cell table:style-name="ce41" office:value-type="float" office:value="18000">
            <text:p>18000</text:p>
          </table:table-cell>
          <table:table-cell table:style-name="ce41" office:value-type="float" office:value="18000">
            <text:p>18000</text:p>
          </table:table-cell>
          <table:table-cell table:style-name="ce41" office:value-type="float" office:value="18000">
            <text:p>18000</text:p>
          </table:table-cell>
          <table:table-cell table:style-name="ce41" office:value-type="float" office:value="18000">
            <text:p>18000</text:p>
          </table:table-cell>
          <table:table-cell table:style-name="ce41" office:value-type="float" office:value="18000">
            <text:p>18000</text:p>
          </table:table-cell>
          <table:table-cell table:style-name="ce52" office:value-type="string">
            <text:p>BAU Total Inv</text:p>
          </table:table-cell>
        </table:table-row>
        <table:table-row table:style-name="ro3">
          <table:table-cell/>
          <table:table-cell table:style-name="ce10"/>
          <table:table-cell table:style-name="ce11"/>
          <table:table-cell table:style-name="ce10" table:number-columns-repeated="4"/>
          <table:table-cell table:style-name="ce21" office:value-type="float" office:value="3879.47462">
            <text:p>3879.47</text:p>
          </table:table-cell>
          <table:table-cell table:style-name="ce21" office:value-type="float" office:value="3670.37924">
            <text:p>3670.38</text:p>
          </table:table-cell>
          <table:table-cell table:style-name="ce21" office:value-type="float" office:value="3461.28386">
            <text:p>3461.28</text:p>
          </table:table-cell>
          <table:table-cell table:style-name="ce21" office:value-type="float" office:value="3252.18848">
            <text:p>3252.19</text:p>
          </table:table-cell>
          <table:table-cell table:style-name="ce21" office:value-type="float" office:value="3043.0931">
            <text:p>3043.09</text:p>
          </table:table-cell>
          <table:table-cell table:style-name="ce21" office:value-type="float" office:value="2833.99772">
            <text:p>2834</text:p>
          </table:table-cell>
          <table:table-cell table:style-name="ce50" office:value-type="string">
            <text:p>NC Total GHG</text:p>
          </table:table-cell>
        </table:table-row>
        <table:table-row table:style-name="ro3">
          <table:table-cell/>
          <table:table-cell table:style-name="ce10"/>
          <table:table-cell table:style-name="ce11"/>
          <table:table-cell table:style-name="ce10" table:number-columns-repeated="4"/>
          <table:table-cell table:style-name="ce18" table:formula="of:=[.H59]/4479.9" office:value-type="percentage" office:value="0.865973486015313">
            <text:p>86.60%</text:p>
          </table:table-cell>
          <table:table-cell table:style-name="ce18" table:formula="of:=[.I59]/4479.9" office:value-type="percentage" office:value="0.819299368289471">
            <text:p>81.93%</text:p>
          </table:table-cell>
          <table:table-cell table:style-name="ce18" table:formula="of:=[.J59]/4479.9" office:value-type="percentage" office:value="0.772625250563629">
            <text:p>77.26%</text:p>
          </table:table-cell>
          <table:table-cell table:style-name="ce18" table:formula="of:=[.K59]/4479.9" office:value-type="percentage" office:value="0.725951132837787">
            <text:p>72.60%</text:p>
          </table:table-cell>
          <table:table-cell table:style-name="ce18" table:formula="of:=[.L59]/4479.9" office:value-type="percentage" office:value="0.679277015111945">
            <text:p>67.93%</text:p>
          </table:table-cell>
          <table:table-cell table:style-name="ce18" table:formula="of:=[.M59]/4479.9" office:value-type="percentage" office:value="0.632602897386103">
            <text:p>63.26%</text:p>
          </table:table-cell>
          <table:table-cell table:style-name="ce51" office:value-type="string">
            <text:p>% of peak (2008)</text:p>
          </table:table-cell>
        </table:table-row>
        <table:table-row table:style-name="ro3">
          <table:table-cell/>
          <table:table-cell table:style-name="ce10"/>
          <table:table-cell table:style-name="ce11"/>
          <table:table-cell table:style-name="ce10" table:number-columns-repeated="4"/>
          <table:table-cell table:style-name="ce22" office:value-type="float" office:value="22500">
            <text:p>22500</text:p>
          </table:table-cell>
          <table:table-cell table:style-name="ce22" office:value-type="float" office:value="22500">
            <text:p>22500</text:p>
          </table:table-cell>
          <table:table-cell table:style-name="ce22" office:value-type="float" office:value="22500">
            <text:p>22500</text:p>
          </table:table-cell>
          <table:table-cell table:style-name="ce22" office:value-type="float" office:value="22500">
            <text:p>22500</text:p>
          </table:table-cell>
          <table:table-cell table:style-name="ce22" office:value-type="float" office:value="22500">
            <text:p>22500</text:p>
          </table:table-cell>
          <table:table-cell table:style-name="ce22" office:value-type="float" office:value="22500">
            <text:p>22500</text:p>
          </table:table-cell>
          <table:table-cell table:style-name="ce51" office:value-type="string">
            <text:p>NC Total Inv</text:p>
          </table:table-cell>
        </table:table-row>
        <table:table-row table:style-name="ro3">
          <table:table-cell/>
          <table:table-cell table:style-name="ce10"/>
          <table:table-cell table:style-name="ce11"/>
          <table:table-cell table:style-name="ce10" table:number-columns-repeated="4"/>
          <table:table-cell table:style-name="ce42" office:value-type="float" office:value="3712.422254">
            <text:p>3712.42</text:p>
          </table:table-cell>
          <table:table-cell table:style-name="ce21" office:value-type="float" office:value="3336.274508">
            <text:p>3336.27</text:p>
          </table:table-cell>
          <table:table-cell table:style-name="ce21" office:value-type="float" office:value="2960.126762">
            <text:p>2960.13</text:p>
          </table:table-cell>
          <table:table-cell table:style-name="ce21" office:value-type="float" office:value="2583.979016">
            <text:p>2583.98</text:p>
          </table:table-cell>
          <table:table-cell table:style-name="ce21" office:value-type="float" office:value="2207.83127">
            <text:p>2207.83</text:p>
          </table:table-cell>
          <table:table-cell table:style-name="ce21" office:value-type="float" office:value="1831.683524">
            <text:p>1831.68</text:p>
          </table:table-cell>
          <table:table-cell table:style-name="ce50" office:value-type="string">
            <text:p>LA Total GHG</text:p>
          </table:table-cell>
        </table:table-row>
        <table:table-row table:style-name="ro3">
          <table:table-cell/>
          <table:table-cell table:style-name="ce10"/>
          <table:table-cell table:style-name="ce11"/>
          <table:table-cell table:style-name="ce10" table:number-columns-repeated="4"/>
          <table:table-cell table:style-name="ce18" table:formula="of:=[.H62]/4479.9" office:value-type="percentage" office:value="0.828684179111141">
            <text:p>82.87%</text:p>
          </table:table-cell>
          <table:table-cell table:style-name="ce18" table:formula="of:=[.I62]/4479.9" office:value-type="percentage" office:value="0.744720754481127">
            <text:p>74.47%</text:p>
          </table:table-cell>
          <table:table-cell table:style-name="ce18" table:formula="of:=[.J62]/4479.9" office:value-type="percentage" office:value="0.660757329851113">
            <text:p>66.08%</text:p>
          </table:table-cell>
          <table:table-cell table:style-name="ce18" table:formula="of:=[.K62]/4479.9" office:value-type="percentage" office:value="0.576793905221099">
            <text:p>57.68%</text:p>
          </table:table-cell>
          <table:table-cell table:style-name="ce18" table:formula="of:=[.L62]/4479.9" office:value-type="percentage" office:value="0.492830480591085">
            <text:p>49.28%</text:p>
          </table:table-cell>
          <table:table-cell table:style-name="ce18" table:formula="of:=[.M62]/4479.9" office:value-type="percentage" office:value="0.408867055961071">
            <text:p>40.89%</text:p>
          </table:table-cell>
          <table:table-cell table:style-name="ce51" office:value-type="string">
            <text:p>% of peak (2008)</text:p>
          </table:table-cell>
        </table:table-row>
        <table:table-row table:style-name="ro3">
          <table:table-cell/>
          <table:table-cell table:style-name="ce10"/>
          <table:table-cell table:style-name="ce11"/>
          <table:table-cell table:style-name="ce10" table:number-columns-repeated="4"/>
          <table:table-cell table:style-name="ce42" office:value-type="float" office:value="29754">
            <text:p>29754</text:p>
          </table:table-cell>
          <table:table-cell table:style-name="ce22" office:value-type="float" office:value="29754">
            <text:p>29754</text:p>
          </table:table-cell>
          <table:table-cell table:style-name="ce22" office:value-type="float" office:value="29754">
            <text:p>29754</text:p>
          </table:table-cell>
          <table:table-cell table:style-name="ce22" office:value-type="float" office:value="29754">
            <text:p>29754</text:p>
          </table:table-cell>
          <table:table-cell table:style-name="ce22" office:value-type="float" office:value="29754">
            <text:p>29754</text:p>
          </table:table-cell>
          <table:table-cell table:style-name="ce22" office:value-type="float" office:value="29754">
            <text:p>29754</text:p>
          </table:table-cell>
          <table:table-cell table:style-name="ce51" office:value-type="string">
            <text:p>LA Total Inv</text:p>
          </table:table-cell>
        </table:table-row>
        <table:table-row table:style-name="ro3">
          <table:table-cell/>
          <table:table-cell table:style-name="ce11"/>
          <table:table-cell table:style-name="ce10" table:number-columns-repeated="5"/>
          <table:table-cell table:style-name="ce21" office:value-type="float" office:value="3630.76142">
            <text:p>3630.76</text:p>
          </table:table-cell>
          <table:table-cell table:style-name="ce21" office:value-type="float" office:value="3172.95284">
            <text:p>3172.95</text:p>
          </table:table-cell>
          <table:table-cell table:style-name="ce21" office:value-type="float" office:value="2715.14426">
            <text:p>2715.14</text:p>
          </table:table-cell>
          <table:table-cell table:style-name="ce21" office:value-type="float" office:value="2257.33568">
            <text:p>2257.34</text:p>
          </table:table-cell>
          <table:table-cell table:style-name="ce21" office:value-type="float" office:value="1799.5271">
            <text:p>1799.53</text:p>
          </table:table-cell>
          <table:table-cell table:style-name="ce21" office:value-type="float" office:value="1341.71852">
            <text:p>1341.72</text:p>
          </table:table-cell>
          <table:table-cell table:style-name="ce50" office:value-type="string">
            <text:p>Euro LA Total GHG</text:p>
          </table:table-cell>
        </table:table-row>
        <table:table-row table:style-name="ro3">
          <table:table-cell/>
          <table:table-cell table:style-name="ce11"/>
          <table:table-cell table:style-name="ce10" table:number-columns-repeated="5"/>
          <table:table-cell table:style-name="ce18" table:formula="of:=[.H65]/4479.9" office:value-type="percentage" office:value="0.810455907497936">
            <text:p>81.05%</text:p>
          </table:table-cell>
          <table:table-cell table:style-name="ce18" table:formula="of:=[.I65]/4479.9" office:value-type="percentage" office:value="0.708264211254716">
            <text:p>70.83%</text:p>
          </table:table-cell>
          <table:table-cell table:style-name="ce18" table:formula="of:=[.J65]/4479.9" office:value-type="percentage" office:value="0.606072515011496">
            <text:p>60.61%</text:p>
          </table:table-cell>
          <table:table-cell table:style-name="ce18" table:formula="of:=[.K65]/4479.9" office:value-type="percentage" office:value="0.503880818768277">
            <text:p>50.39%</text:p>
          </table:table-cell>
          <table:table-cell table:style-name="ce18" table:formula="of:=[.L65]/4479.9" office:value-type="percentage" office:value="0.401689122525057">
            <text:p>40.17%</text:p>
          </table:table-cell>
          <table:table-cell table:style-name="ce18" table:formula="of:=[.M65]/4479.9" office:value-type="percentage" office:value="0.299497426281837">
            <text:p>29.95%</text:p>
          </table:table-cell>
          <table:table-cell table:style-name="ce51" office:value-type="string">
            <text:p>% of peak (2008)</text:p>
          </table:table-cell>
        </table:table-row>
        <table:table-row table:style-name="ro3">
          <table:table-cell/>
          <table:table-cell table:style-name="ce11"/>
          <table:table-cell table:style-name="ce10" table:number-columns-repeated="5"/>
          <table:table-cell table:style-name="ce22" office:value-type="float" office:value="33300">
            <text:p>33300</text:p>
          </table:table-cell>
          <table:table-cell table:style-name="ce22" office:value-type="float" office:value="33300">
            <text:p>33300</text:p>
          </table:table-cell>
          <table:table-cell table:style-name="ce22" office:value-type="float" office:value="33300">
            <text:p>33300</text:p>
          </table:table-cell>
          <table:table-cell table:style-name="ce22" office:value-type="float" office:value="33300">
            <text:p>33300</text:p>
          </table:table-cell>
          <table:table-cell table:style-name="ce22" office:value-type="float" office:value="33300">
            <text:p>33300</text:p>
          </table:table-cell>
          <table:table-cell table:style-name="ce22" office:value-type="float" office:value="33300">
            <text:p>33300</text:p>
          </table:table-cell>
          <table:table-cell table:style-name="ce52" office:value-type="string">
            <text:p>Euro LA Total Inv</text:p>
          </table:table-cell>
        </table:table-row>
        <table:table-row table:style-name="ro1" table:number-rows-repeated="6546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outpu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style-name="ce53" office:value-type="string">
            <text:p>Year</text:p>
          </table:table-cell>
          <table:table-cell table:style-name="ce53"/>
          <table:table-cell table:style-name="ce53" office:value-type="float" office:value="2006">
            <text:p>2006</text:p>
          </table:table-cell>
          <table:table-cell table:style-name="ce53" office:value-type="float" office:value="2007">
            <text:p>2007</text:p>
          </table:table-cell>
          <table:table-cell table:style-name="ce53" office:value-type="float" office:value="2008">
            <text:p>2008</text:p>
          </table:table-cell>
          <table:table-cell table:style-name="ce53" office:value-type="float" office:value="2009">
            <text:p>2009</text:p>
          </table:table-cell>
          <table:table-cell table:style-name="ce53" office:value-type="float" office:value="2010">
            <text:p>2010</text:p>
          </table:table-cell>
          <table:table-cell table:style-name="ce53" office:value-type="float" office:value="2011">
            <text:p>2011</text:p>
          </table:table-cell>
          <table:table-cell table:style-name="ce61" office:value-type="string">
            <text:p>2012p</text:p>
          </table:table-cell>
          <table:table-cell table:style-name="ce61" office:value-type="string">
            <text:p>2013p</text:p>
          </table:table-cell>
          <table:table-cell table:style-name="ce61" office:value-type="string">
            <text:p>2014p</text:p>
          </table:table-cell>
        </table:table-row>
        <table:table-row table:style-name="ro1">
          <table:table-cell table:style-name="ce54" office:value-type="string">
            <text:p>Estimates +1 SD</text:p>
          </table:table-cell>
          <table:table-cell table:style-name="ce54"/>
          <table:table-cell table:style-name="ce57" office:value-type="float" office:value="130.831765211569">
            <text:p>130.83</text:p>
          </table:table-cell>
          <table:table-cell table:style-name="ce57" office:value-type="float" office:value="138.887117133516">
            <text:p>138.89</text:p>
          </table:table-cell>
          <table:table-cell table:style-name="ce39" office:value-type="float" office:value="128.160621324308">
            <text:p>128.16</text:p>
          </table:table-cell>
          <table:table-cell table:style-name="ce57" office:value-type="float" office:value="131.663715072849">
            <text:p>131.66</text:p>
          </table:table-cell>
          <table:table-cell table:style-name="ce57" office:value-type="float" office:value="127.282561946269">
            <text:p>127.28</text:p>
          </table:table-cell>
          <table:table-cell table:style-name="ce57" office:value-type="float" office:value="130.698748012636">
            <text:p>130.7</text:p>
          </table:table-cell>
          <table:table-cell table:style-name="ce39" office:value-type="float" office:value="171.78725">
            <text:p>171.79</text:p>
          </table:table-cell>
          <table:table-cell table:style-name="ce39" office:value-type="float" office:value="171.78725">
            <text:p>171.79</text:p>
          </table:table-cell>
          <table:table-cell table:style-name="ce39" office:value-type="float" office:value="171.78725">
            <text:p>171.79</text:p>
          </table:table-cell>
        </table:table-row>
        <table:table-row table:style-name="ro1">
          <table:table-cell office:value-type="string">
            <text:p>Core Model Estimates</text:p>
          </table:table-cell>
          <table:table-cell/>
          <table:table-cell table:style-name="ce40" office:value-type="float" office:value="-3.82124410975005">
            <text:p>-3.82</text:p>
          </table:table-cell>
          <table:table-cell table:style-name="ce40" office:value-type="float" office:value="6.80704076157585">
            <text:p>6.81</text:p>
          </table:table-cell>
          <table:table-cell table:style-name="ce40" office:value-type="float" office:value="-7.88413584530394">
            <text:p>-7.88</text:p>
          </table:table-cell>
          <table:table-cell table:style-name="ce40" office:value-type="float" office:value="-2.59018092030178">
            <text:p>-2.59</text:p>
          </table:table-cell>
          <table:table-cell table:style-name="ce40" office:value-type="float" office:value="-9.22371675921528">
            <text:p>-9.22</text:p>
          </table:table-cell>
          <table:table-cell table:style-name="ce40" office:value-type="float" office:value="-5.57875447000559">
            <text:p>-5.58</text:p>
          </table:table-cell>
          <table:table-cell table:style-name="ce40" office:value-type="float" office:value="-5.85916">
            <text:p>-5.86</text:p>
          </table:table-cell>
          <table:table-cell table:style-name="ce40" office:value-type="float" office:value="-5.85916">
            <text:p>-5.86</text:p>
          </table:table-cell>
          <table:table-cell table:style-name="ce40" office:value-type="float" office:value="-5.85916">
            <text:p>-5.86</text:p>
          </table:table-cell>
        </table:table-row>
        <table:table-row table:style-name="ro1">
          <table:table-cell table:style-name="ce55" office:value-type="string">
            <text:p>Estimates -1 SD</text:p>
          </table:table-cell>
          <table:table-cell table:style-name="ce55"/>
          <table:table-cell table:style-name="ce39" office:value-type="float" office:value="-138.474253431069">
            <text:p>-138.47</text:p>
          </table:table-cell>
          <table:table-cell table:style-name="ce39" office:value-type="float" office:value="-125.273035610364">
            <text:p>-125.27</text:p>
          </table:table-cell>
          <table:table-cell table:style-name="ce39" office:value-type="float" office:value="-143.928893014916">
            <text:p>-143.93</text:p>
          </table:table-cell>
          <table:table-cell table:style-name="ce39" office:value-type="float" office:value="-136.844076913452">
            <text:p>-136.84</text:p>
          </table:table-cell>
          <table:table-cell table:style-name="ce39" office:value-type="float" office:value="-145.7299954647">
            <text:p>-145.73</text:p>
          </table:table-cell>
          <table:table-cell table:style-name="ce39" office:value-type="float" office:value="-141.856256952647">
            <text:p>-141.86</text:p>
          </table:table-cell>
          <table:table-cell table:style-name="ce39" office:value-type="float" office:value="-154.7599654">
            <text:p>-154.76</text:p>
          </table:table-cell>
          <table:table-cell table:style-name="ce39" office:value-type="float" office:value="-154.7598976">
            <text:p>-154.76</text:p>
          </table:table-cell>
          <table:table-cell table:style-name="ce39" office:value-type="float" office:value="-154.7598298">
            <text:p>-154.76</text:p>
          </table:table-cell>
        </table:table-row>
        <table:table-row table:style-name="ro1">
          <table:table-cell table:style-name="ce56" office:value-type="string">
            <text:p>Actual Emissions</text:p>
          </table:table-cell>
          <table:table-cell table:style-name="ce56"/>
          <table:table-cell table:style-name="ce56" office:value-type="float" office:value="-364.0987">
            <text:p>-364.1</text:p>
          </table:table-cell>
          <table:table-cell table:style-name="ce56" office:value-type="float" office:value="58.114">
            <text:p>58.11</text:p>
          </table:table-cell>
          <table:table-cell table:style-name="ce56" office:value-type="float" office:value="80.4631999999999">
            <text:p>80.46</text:p>
          </table:table-cell>
          <table:table-cell table:style-name="ce56" office:value-type="float" office:value="-483.969">
            <text:p>-483.97</text:p>
          </table:table-cell>
          <table:table-cell table:style-name="ce56" office:value-type="float" office:value="43.3313000000001">
            <text:p>43.33</text:p>
          </table:table-cell>
          <table:table-cell table:style-name="ce56" office:value-type="float" office:value="49.3041000000001">
            <text:p>49.3</text:p>
          </table:table-cell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output.L20" table:end-x="0.2535in" table:end-y="0.0823in" draw:z-index="0" draw:style-name="gr1" svg:width="6.8594in" svg:height="2.5181in" svg:x="0.0008in" svg:y="0.0531in">
              <draw:object draw:notify-on-update-of-ranges="output.C1:output.K1 output.C2:output.K2 output.C4:output.K4 output.C3:output.K3 output.C5:output.K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BAU</text:p>
          </table:table-cell>
          <table:table-cell table:number-columns-repeated="10"/>
        </table:table-row>
        <table:table-row table:style-name="ro1" table:number-rows-repeated="14">
          <table:table-cell table:number-columns-repeated="11"/>
        </table:table-row>
        <table:table-row table:style-name="ro2">
          <table:table-cell table:style-name="ce7"/>
          <table:table-cell table:style-name="ce29" office:value-type="string">
            <text:p>Year</text:p>
          </table:table-cell>
          <table:table-cell table:style-name="ce58" office:value-type="float" office:value="2010">
            <text:p>2010</text:p>
          </table:table-cell>
          <table:table-cell table:style-name="ce58" office:value-type="float" office:value="2011">
            <text:p>2011</text:p>
          </table:table-cell>
          <table:table-cell table:style-name="ce34" office:value-type="string">
            <text:p>2012p</text:p>
          </table:table-cell>
          <table:table-cell table:style-name="ce34" office:value-type="string">
            <text:p>2013p</text:p>
          </table:table-cell>
          <table:table-cell table:style-name="ce43" office:value-type="string">
            <text:p>2014p</text:p>
          </table:table-cell>
          <table:table-cell table:number-columns-repeated="4"/>
        </table:table-row>
        <table:table-row table:style-name="ro2">
          <table:table-cell table:style-name="ce24" office:value-type="string">
            <text:p>No Coalition</text:p>
          </table:table-cell>
          <table:table-cell table:style-name="ce30" office:value-type="string">
            <text:p>Estimates +1 SD</text:p>
          </table:table-cell>
          <table:table-cell table:style-name="ce35" office:value-type="float" office:value="127.282561946269">
            <text:p>127.28</text:p>
          </table:table-cell>
          <table:table-cell table:style-name="ce35" office:value-type="float" office:value="130.698748012636">
            <text:p>130.7</text:p>
          </table:table-cell>
          <table:table-cell table:style-name="ce35" office:value-type="float" office:value="167.135">
            <text:p>167.14</text:p>
          </table:table-cell>
          <table:table-cell table:style-name="ce35" office:value-type="float" office:value="167.135">
            <text:p>167.14</text:p>
          </table:table-cell>
          <table:table-cell table:style-name="ce44" office:value-type="float" office:value="167.135">
            <text:p>167.14</text:p>
          </table:table-cell>
          <table:table-cell>
            <draw:frame table:end-cell-address="output.S44" table:end-x="0.5909in" table:end-y="0.137in" draw:z-index="1" draw:style-name="gr1" svg:width="9.7063in" svg:height="4.0504in" svg:x="0.0441in" svg:y="0.1858in">
              <draw:object draw:notify-on-update-of-ranges="output.C22:output.G22 output.A7:output.A7 output.G3:output.K3 output.A23:output.A23 output.C24:output.G24 output.A27:output.A27 output.C28:output.G28 output.A31:output.A31 output.C32:output.G3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50*19" office:value-type="float" office:value="950">
            <text:p>950</text:p>
          </table:table-cell>
          <table:table-cell table:number-columns-repeated="2"/>
        </table:table-row>
        <table:table-row table:style-name="ro2">
          <table:table-cell table:style-name="ce24"/>
          <table:table-cell table:style-name="ce31" office:value-type="string">
            <text:p>Core Model Estimates</text:p>
          </table:table-cell>
          <table:table-cell table:style-name="ce38" office:value-type="float" office:value="-9.22371675921528">
            <text:p>-9.22</text:p>
          </table:table-cell>
          <table:table-cell table:style-name="ce38" office:value-type="float" office:value="-5.57875447000559">
            <text:p>-5.58</text:p>
          </table:table-cell>
          <table:table-cell table:style-name="ce36" office:value-type="float" office:value="-11.61641">
            <text:p>-11.62</text:p>
          </table:table-cell>
          <table:table-cell table:style-name="ce36" office:value-type="float" office:value="-11.61641">
            <text:p>-11.62</text:p>
          </table:table-cell>
          <table:table-cell table:style-name="ce45" office:value-type="float" office:value="-11.61641">
            <text:p>-11.62</text:p>
          </table:table-cell>
          <table:table-cell table:number-columns-repeated="4"/>
        </table:table-row>
        <table:table-row table:style-name="ro2">
          <table:table-cell table:style-name="ce24"/>
          <table:table-cell table:style-name="ce32" office:value-type="string">
            <text:p>Estimates -1 SD</text:p>
          </table:table-cell>
          <table:table-cell table:style-name="ce35" office:value-type="float" office:value="-145.7299954647">
            <text:p>-145.73</text:p>
          </table:table-cell>
          <table:table-cell table:style-name="ce35" office:value-type="float" office:value="-141.856256952647">
            <text:p>-141.86</text:p>
          </table:table-cell>
          <table:table-cell table:style-name="ce35" office:value-type="float" office:value="-161.6222154">
            <text:p>-161.62</text:p>
          </table:table-cell>
          <table:table-cell table:style-name="ce35" office:value-type="float" office:value="-161.6221476">
            <text:p>-161.62</text:p>
          </table:table-cell>
          <table:table-cell table:style-name="ce44" office:value-type="float" office:value="-161.6220798">
            <text:p>-161.62</text:p>
          </table:table-cell>
          <table:table-cell table:number-columns-repeated="4"/>
        </table:table-row>
        <table:table-row table:style-name="ro2">
          <table:table-cell table:style-name="ce25"/>
          <table:table-cell table:style-name="ce33"/>
          <table:table-cell table:style-name="ce37" table:number-columns-repeated="4"/>
          <table:table-cell table:style-name="ce46"/>
          <table:table-cell table:number-columns-repeated="4"/>
        </table:table-row>
        <table:table-row table:style-name="ro2">
          <table:table-cell table:style-name="ce24" office:value-type="string">
            <text:p>LA Coalition</text:p>
          </table:table-cell>
          <table:table-cell table:style-name="ce30" office:value-type="string">
            <text:p>Estimates +1 SD</text:p>
          </table:table-cell>
          <table:table-cell table:style-name="ce59" office:value-type="float" office:value="127.282561946269">
            <text:p>127.28</text:p>
          </table:table-cell>
          <table:table-cell table:style-name="ce59" office:value-type="float" office:value="130.698748012636">
            <text:p>130.7</text:p>
          </table:table-cell>
          <table:table-cell table:style-name="ce35" office:value-type="float" office:value="159.635573">
            <text:p>159.64</text:p>
          </table:table-cell>
          <table:table-cell table:style-name="ce35" office:value-type="float" office:value="159.635573">
            <text:p>159.64</text:p>
          </table:table-cell>
          <table:table-cell table:style-name="ce44" office:value-type="float" office:value="159.635573">
            <text:p>159.64</text:p>
          </table:table-cell>
          <table:table-cell table:number-columns-repeated="4"/>
        </table:table-row>
        <table:table-row table:style-name="ro2">
          <table:table-cell table:style-name="ce24"/>
          <table:table-cell table:style-name="ce31" office:value-type="string">
            <text:p>Core Model Estimates</text:p>
          </table:table-cell>
          <table:table-cell table:style-name="ce38" office:value-type="float" office:value="-9.22371675921528">
            <text:p>-9.22</text:p>
          </table:table-cell>
          <table:table-cell table:style-name="ce38" office:value-type="float" office:value="-5.57875447000559">
            <text:p>-5.58</text:p>
          </table:table-cell>
          <table:table-cell table:style-name="ce38" office:value-type="float" office:value="-20.897097">
            <text:p>-20.9</text:p>
          </table:table-cell>
          <table:table-cell table:style-name="ce38" office:value-type="float" office:value="-20.897097">
            <text:p>-20.9</text:p>
          </table:table-cell>
          <table:table-cell table:style-name="ce60" office:value-type="float" office:value="-20.897097">
            <text:p>-20.9</text:p>
          </table:table-cell>
          <table:table-cell table:number-columns-repeated="4"/>
        </table:table-row>
        <table:table-row table:style-name="ro2">
          <table:table-cell table:style-name="ce24"/>
          <table:table-cell table:style-name="ce32" office:value-type="string">
            <text:p>Estimates -1 SD</text:p>
          </table:table-cell>
          <table:table-cell table:style-name="ce35" office:value-type="float" office:value="-145.7299954647">
            <text:p>-145.73</text:p>
          </table:table-cell>
          <table:table-cell table:style-name="ce35" office:value-type="float" office:value="-141.856256952647">
            <text:p>-141.86</text:p>
          </table:table-cell>
          <table:table-cell table:style-name="ce35" office:value-type="float" office:value="-172.6840946">
            <text:p>-172.68</text:p>
          </table:table-cell>
          <table:table-cell table:style-name="ce35" office:value-type="float" office:value="-172.6840946">
            <text:p>-172.68</text:p>
          </table:table-cell>
          <table:table-cell table:style-name="ce44" office:value-type="float" office:value="-172.6840946">
            <text:p>-172.68</text:p>
          </table:table-cell>
          <table:table-cell table:number-columns-repeated="4"/>
        </table:table-row>
        <table:table-row table:style-name="ro2">
          <table:table-cell table:style-name="ce25" table:number-columns-repeated="2"/>
          <table:table-cell table:style-name="ce37" table:number-columns-repeated="4"/>
          <table:table-cell table:style-name="ce46"/>
          <table:table-cell table:number-columns-repeated="4"/>
        </table:table-row>
        <table:table-row table:style-name="ro2">
          <table:table-cell table:style-name="ce24" office:value-type="string">
            <text:p>Euro_LA Coalition</text:p>
          </table:table-cell>
          <table:table-cell table:style-name="ce30" office:value-type="string">
            <text:p>Estimates +1 SD</text:p>
          </table:table-cell>
          <table:table-cell table:style-name="ce59" office:value-type="float" office:value="127.282561946269">
            <text:p>127.28</text:p>
          </table:table-cell>
          <table:table-cell table:style-name="ce59" office:value-type="float" office:value="130.698748012636">
            <text:p>130.7</text:p>
          </table:table-cell>
          <table:table-cell table:style-name="ce35" office:value-type="float" office:value="155.9696">
            <text:p>155.97</text:p>
          </table:table-cell>
          <table:table-cell table:style-name="ce35" office:value-type="float" office:value="155.9696">
            <text:p>155.97</text:p>
          </table:table-cell>
          <table:table-cell table:style-name="ce44" office:value-type="float" office:value="155.9696">
            <text:p>155.97</text:p>
          </table:table-cell>
          <table:table-cell table:number-columns-repeated="4"/>
        </table:table-row>
        <table:table-row table:style-name="ro2">
          <table:table-cell table:style-name="ce24"/>
          <table:table-cell table:style-name="ce31" office:value-type="string">
            <text:p>Core Model Estimates</text:p>
          </table:table-cell>
          <table:table-cell table:style-name="ce38" office:value-type="float" office:value="-9.22371675921528">
            <text:p>-9.22</text:p>
          </table:table-cell>
          <table:table-cell table:style-name="ce38" office:value-type="float" office:value="-5.57875447000559">
            <text:p>-5.58</text:p>
          </table:table-cell>
          <table:table-cell table:style-name="ce38" office:value-type="float" office:value="-25.43381">
            <text:p>-25.43</text:p>
          </table:table-cell>
          <table:table-cell table:style-name="ce38" office:value-type="float" office:value="-25.43381">
            <text:p>-25.43</text:p>
          </table:table-cell>
          <table:table-cell table:style-name="ce60" office:value-type="float" office:value="-25.43381">
            <text:p>-25.43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32" office:value-type="string">
            <text:p>Estimates -1 SD</text:p>
          </table:table-cell>
          <table:table-cell table:style-name="ce35" office:value-type="float" office:value="-145.7299954647">
            <text:p>-145.73</text:p>
          </table:table-cell>
          <table:table-cell table:style-name="ce35" office:value-type="float" office:value="-141.856256952647">
            <text:p>-141.86</text:p>
          </table:table-cell>
          <table:table-cell table:style-name="ce35" office:value-type="float" office:value="-178.0914798">
            <text:p>-178.09</text:p>
          </table:table-cell>
          <table:table-cell table:style-name="ce35" office:value-type="float" office:value="-178.0914798">
            <text:p>-178.09</text:p>
          </table:table-cell>
          <table:table-cell table:style-name="ce44" office:value-type="float" office:value="-178.0914798">
            <text:p>-178.09</text:p>
          </table:table-cell>
          <table:table-cell table:number-columns-repeated="4"/>
        </table:table-row>
      </table:table>
      <table:table table:name="Model" table:style-name="ta1" table:print="false">
        <table:table-column table:style-name="co8" table:default-cell-style-name="Default"/>
        <table:table-column table:style-name="co9" table:default-cell-style-name="ce63"/>
        <table:table-column table:style-name="co8" table:default-cell-style-name="Default"/>
        <table:table-column table:style-name="co10" table:default-cell-style-name="ce2"/>
        <table:table-column table:style-name="co11" table:default-cell-style-name="ce79"/>
        <table:table-column table:style-name="co8" table:default-cell-style-name="Default"/>
        <table:table-column table:style-name="co8" table:default-cell-style-name="ce85"/>
        <table:table-column table:style-name="co8" table:default-cell-style-name="ce89"/>
        <table:table-column table:style-name="co8" table:default-cell-style-name="ce93"/>
        <table:table-column table:style-name="co8" table:default-cell-style-name="ce97"/>
        <table:table-column table:style-name="co4" table:number-columns-repeated="1014" table:default-cell-style-name="Default"/>
        <table:table-row table:style-name="ro4">
          <table:table-cell/>
          <table:table-cell office:value-type="string">
            <text:p>Coefficient</text:p>
          </table:table-cell>
          <table:table-cell office:value-type="string">
            <text:p>SE</text:p>
          </table:table-cell>
          <table:table-cell/>
          <table:table-cell office:value-type="string">
            <text:p>pred</text:p>
          </table:table-cell>
          <table:table-cell table:style-name="ce83" office:value-type="string">
            <text:p>dif.yoy</text:p>
          </table:table-cell>
          <table:table-cell table:style-name="ce84" office:value-type="string">
            <text:p>Total Inv</text:p>
          </table:table-cell>
          <table:table-cell table:style-name="ce88" office:value-type="string">
            <text:p>Ind_GDP</text:p>
          </table:table-cell>
          <table:table-cell table:style-name="ce92" office:value-type="string">
            <text:p>Forestkm</text:p>
          </table:table-cell>
          <table:table-cell table:style-name="ce96" office:value-type="string">
            <text:p>HDI</text:p>
          </table:table-cell>
          <table:table-cell table:number-columns-repeated="1014"/>
        </table:table-row>
        <table:table-row table:style-name="ro1">
          <table:table-cell/>
          <table:table-cell table:formula="of:=[.B3]+[.C3]" office:value-type="float" office:value="12.06">
            <text:p>12.06000000</text:p>
          </table:table-cell>
          <table:table-cell table:number-columns-repeated="2"/>
          <table:table-cell table:formula="of:=[.B2]+([.B5]*[.G3])+([.B8]*[.H3])+([.B11]*[.I3])+([.B14]*[.J3])" office:value-type="float" office:value="138.887117133516">
            <text:p>138.89</text:p>
          </table:table-cell>
          <table:table-cell table:style-name="ce83"/>
          <table:table-cell table:style-name="ce84"/>
          <table:table-cell table:style-name="ce88"/>
          <table:table-cell table:style-name="ce92"/>
          <table:table-cell table:style-name="ce96"/>
          <table:table-cell table:number-columns-repeated="1014"/>
        </table:table-row>
        <table:table-row table:style-name="ro1">
          <table:table-cell office:value-type="string">
            <text:p>(Intercept)</text:p>
          </table:table-cell>
          <table:table-cell office:value-type="float" office:value="-41.81">
            <text:p>-41.81000000</text:p>
          </table:table-cell>
          <table:table-cell office:value-type="float" office:value="53.87">
            <text:p>53.87</text:p>
          </table:table-cell>
          <table:table-cell/>
          <table:table-cell table:formula="of:=-41.81+(-0.023029*[.G3])+(-0.22613*[.H3])+(0.000033*[.I3])+(68.943*[.J3])" office:value-type="float" office:value="6.80704076157585">
            <text:p>6.81</text:p>
          </table:table-cell>
          <table:table-cell office:value-type="float" office:value="-364.0987">
            <text:p>-364.1</text:p>
          </table:table-cell>
          <table:table-cell office:value-type="float" office:value="364.5">
            <text:p>364.5</text:p>
          </table:table-cell>
          <table:table-cell office:value-type="float" office:value="34.8297374891619">
            <text:p>34.83</text:p>
          </table:table-cell>
          <table:table-cell office:value-type="float" office:value="514992.6">
            <text:p>514992.6</text:p>
          </table:table-cell>
          <table:table-cell office:value-type="float" office:value="0.694666666666667">
            <text:p>0.69</text:p>
          </table:table-cell>
          <table:table-cell table:number-columns-repeated="1014"/>
        </table:table-row>
        <table:table-row table:style-name="ro1">
          <table:table-cell table:style-name="ce54"/>
          <table:table-cell table:style-name="ce64" table:formula="of:=[.B3]-[.C3]" office:value-type="float" office:value="-95.68">
            <text:p>-95.68000000</text:p>
          </table:table-cell>
          <table:table-cell table:style-name="ce54"/>
          <table:table-cell table:style-name="ce74"/>
          <table:table-cell table:style-name="ce80" table:formula="of:=[.B4]+([.B7]*[.G3])+([.B10]*[.H3])+([.B13]*[.I3])+([.B16]*[.J3])" office:value-type="float" office:value="-125.273035610364">
            <text:p>-125.27</text:p>
          </table:table-cell>
          <table:table-cell table:style-name="ce54"/>
          <table:table-cell table:style-name="ce86"/>
          <table:table-cell table:style-name="ce90"/>
          <table:table-cell table:style-name="ce94"/>
          <table:table-cell table:style-name="ce57"/>
          <table:table-cell table:style-name="ce54" table:number-columns-repeated="1014"/>
        </table:table-row>
        <table:table-row table:style-name="ro1">
          <table:table-cell/>
          <table:table-cell table:style-name="ce65" table:formula="of:=[.B6]+[.C6]" office:value-type="float" office:value="-0.018609">
            <text:p>-0.01860900</text:p>
          </table:table-cell>
          <table:table-cell table:number-columns-repeated="2"/>
          <table:table-cell table:formula="of:=[.B2]+([.B5]*[.G6])+([.B8]*[.H6])+([.B11]*[.I6])+([.B14]*[.J6])" office:value-type="float" office:value="130.831765211569">
            <text:p>130.83</text:p>
          </table:table-cell>
          <table:table-cell table:number-columns-repeated="1019"/>
        </table:table-row>
        <table:table-row table:style-name="ro1">
          <table:table-cell office:value-type="string">
            <text:p>XTotal.Inv</text:p>
          </table:table-cell>
          <table:table-cell table:style-name="ce65" office:value-type="float" office:value="-0.023029">
            <text:p>-0.02302900</text:p>
          </table:table-cell>
          <table:table-cell office:value-type="float" office:value="0.00442">
            <text:p>0</text:p>
          </table:table-cell>
          <table:table-cell/>
          <table:table-cell table:formula="of:=-41.81+(-0.023029*[.G6])+(-0.22613*[.H6])+(0.000033*[.I6])+(68.943*[.J6])" office:value-type="float" office:value="-3.82124410975005">
            <text:p>-3.82</text:p>
          </table:table-cell>
          <table:table-cell office:value-type="float" office:value="58.114">
            <text:p>58.11</text:p>
          </table:table-cell>
          <table:table-cell office:value-type="float" office:value="844">
            <text:p>844</text:p>
          </table:table-cell>
          <table:table-cell office:value-type="float" office:value="34.7433366194225">
            <text:p>34.74</text:p>
          </table:table-cell>
          <table:table-cell office:value-type="float" office:value="512789.644444444">
            <text:p>512789.64</text:p>
          </table:table-cell>
          <table:table-cell office:value-type="float" office:value="0.701444444444444">
            <text:p>0.7</text:p>
          </table:table-cell>
          <table:table-cell table:number-columns-repeated="1014"/>
        </table:table-row>
        <table:table-row table:style-name="ro1">
          <table:table-cell/>
          <table:table-cell table:style-name="ce65" table:formula="of:=[.B6]-[.C6]" office:value-type="float" office:value="-0.027449">
            <text:p>-0.02744900</text:p>
          </table:table-cell>
          <table:table-cell table:number-columns-repeated="2"/>
          <table:table-cell table:formula="of:=[.B4]+([.B7]*[.G6])+([.B10]*[.H6])+([.B13]*[.I6])+([.B16]*[.J6])" office:value-type="float" office:value="-138.474253431069">
            <text:p>-138.47</text:p>
          </table:table-cell>
          <table:table-cell table:number-columns-repeated="1019"/>
        </table:table-row>
        <table:table-row table:style-name="ro1">
          <table:table-cell table:style-name="ce62"/>
          <table:table-cell table:style-name="ce66" table:formula="of:=[.B9]+[.C9]" office:value-type="float" office:value="0.28687">
            <text:p>0.28687000</text:p>
          </table:table-cell>
          <table:table-cell table:style-name="ce62"/>
          <table:table-cell table:style-name="ce75"/>
          <table:table-cell table:style-name="ce81" table:formula="of:=[.B2]+([.B5]*[.G9])+([.B8]*[.H9])+([.B11]*[.I9])+([.B14]*[.J9])" office:value-type="float" office:value="128.160621324308">
            <text:p>128.16</text:p>
          </table:table-cell>
          <table:table-cell table:style-name="ce62"/>
          <table:table-cell table:style-name="ce87"/>
          <table:table-cell table:style-name="ce91"/>
          <table:table-cell table:style-name="ce95"/>
          <table:table-cell table:style-name="ce98"/>
          <table:table-cell table:style-name="ce62" table:number-columns-repeated="1014"/>
        </table:table-row>
        <table:table-row table:style-name="ro1">
          <table:table-cell office:value-type="string">
            <text:p>XInd_GDP</text:p>
          </table:table-cell>
          <table:table-cell table:style-name="ce67" office:value-type="float" office:value="-0.22613">
            <text:p>-0.22613000</text:p>
          </table:table-cell>
          <table:table-cell office:value-type="float" office:value="0.513">
            <text:p>0.51</text:p>
          </table:table-cell>
          <table:table-cell/>
          <table:table-cell table:formula="of:=-41.81+(-0.023029*[.G9])+(-0.22613*[.H9])+(0.000033*[.I9])+(68.943*[.J9])" office:value-type="float" office:value="-7.88413584530394">
            <text:p>-7.88</text:p>
          </table:table-cell>
          <table:table-cell office:value-type="float" office:value="80.4631999999999">
            <text:p>80.46</text:p>
          </table:table-cell>
          <table:table-cell office:value-type="float" office:value="1035.94444444444">
            <text:p>1035.94</text:p>
          </table:table-cell>
          <table:table-cell office:value-type="float" office:value="34.8569678246715">
            <text:p>34.86</text:p>
          </table:table-cell>
          <table:table-cell office:value-type="float" office:value="510586.688888889">
            <text:p>510586.69</text:p>
          </table:table-cell>
          <table:table-cell office:value-type="float" office:value="0.708055555555556">
            <text:p>0.71</text:p>
          </table:table-cell>
          <table:table-cell table:number-columns-repeated="1014"/>
        </table:table-row>
        <table:table-row table:style-name="ro1">
          <table:table-cell table:style-name="ce54"/>
          <table:table-cell table:style-name="ce68" table:formula="of:=[.B9]-[.C9]" office:value-type="float" office:value="-0.73913">
            <text:p>-0.73913000</text:p>
          </table:table-cell>
          <table:table-cell table:style-name="ce54"/>
          <table:table-cell table:style-name="ce74"/>
          <table:table-cell table:style-name="ce80" table:formula="of:=[.B4]+([.B7]*[.G9])+([.B10]*[.H9])+([.B13]*[.I9])+([.B16]*[.J9])" office:value-type="float" office:value="-143.928893014916">
            <text:p>-143.93</text:p>
          </table:table-cell>
          <table:table-cell table:style-name="ce54"/>
          <table:table-cell table:style-name="ce86"/>
          <table:table-cell table:style-name="ce90"/>
          <table:table-cell table:style-name="ce94"/>
          <table:table-cell table:style-name="ce57"/>
          <table:table-cell table:style-name="ce54" table:number-columns-repeated="1014"/>
        </table:table-row>
        <table:table-row table:style-name="ro1">
          <table:table-cell/>
          <table:table-cell table:style-name="ce69" table:formula="of:=[.B12]+[.C12]" office:value-type="float" office:value="0.0000434">
            <text:p>0.00004340</text:p>
          </table:table-cell>
          <table:table-cell table:number-columns-repeated="2"/>
          <table:table-cell table:formula="of:=[.B2]+([.B5]*[.G12])+([.B8]*[.H12])+([.B11]*[.I12])+([.B14]*[.J12])" office:value-type="float" office:value="131.663715072849">
            <text:p>131.66</text:p>
          </table:table-cell>
          <table:table-cell table:number-columns-repeated="1019"/>
        </table:table-row>
        <table:table-row table:style-name="ro1">
          <table:table-cell office:value-type="string">
            <text:p>XForestkm</text:p>
          </table:table-cell>
          <table:table-cell table:style-name="ce69" office:value-type="float" office:value="0.000033">
            <text:p>0.00003300</text:p>
          </table:table-cell>
          <table:table-cell office:value-type="float" office:value="0.0000104">
            <text:p>0</text:p>
          </table:table-cell>
          <table:table-cell/>
          <table:table-cell table:formula="of:=-41.81+(-0.023029*[.G12])+(-0.22613*[.H12])+(0.000033*[.I12])+(68.943*[.J12])" office:value-type="float" office:value="-2.59018092030178">
            <text:p>-2.59</text:p>
          </table:table-cell>
          <table:table-cell office:value-type="float" office:value="-483.969">
            <text:p>-483.97</text:p>
          </table:table-cell>
          <table:table-cell office:value-type="float" office:value="829.444444444444">
            <text:p>829.44</text:p>
          </table:table-cell>
          <table:table-cell office:value-type="float" office:value="32.8487109591414">
            <text:p>32.85</text:p>
          </table:table-cell>
          <table:table-cell office:value-type="float" office:value="508383.733333333">
            <text:p>508383.73</text:p>
          </table:table-cell>
          <table:table-cell office:value-type="float" office:value="0.710333333333333">
            <text:p>0.71</text:p>
          </table:table-cell>
          <table:table-cell table:number-columns-repeated="1014"/>
        </table:table-row>
        <table:table-row table:style-name="ro1">
          <table:table-cell table:style-name="ce54"/>
          <table:table-cell table:style-name="ce70" table:formula="of:=[.B12]-[.C12]" office:value-type="float" office:value="0.0000226">
            <text:p>0.00002260</text:p>
          </table:table-cell>
          <table:table-cell table:style-name="ce54"/>
          <table:table-cell table:style-name="ce74"/>
          <table:table-cell table:style-name="ce80" table:formula="of:=[.B4]+([.B7]*[.G12])+([.B10]*[.H12])+([.B13]*[.I12])+([.B16]*[.J12])" office:value-type="float" office:value="-136.844076913452">
            <text:p>-136.84</text:p>
          </table:table-cell>
          <table:table-cell table:style-name="ce54"/>
          <table:table-cell table:style-name="ce86"/>
          <table:table-cell table:style-name="ce90"/>
          <table:table-cell table:style-name="ce94"/>
          <table:table-cell table:style-name="ce57"/>
          <table:table-cell table:style-name="ce54" table:number-columns-repeated="1014"/>
        </table:table-row>
        <table:table-row table:style-name="ro1">
          <table:table-cell/>
          <table:table-cell table:style-name="ce71" table:formula="of:=[.B15]+[.C15]" office:value-type="float" office:value="145.779">
            <text:p>145.77900000</text:p>
          </table:table-cell>
          <table:table-cell table:number-columns-repeated="2"/>
          <table:table-cell table:formula="of:=[.B2]+([.B5]*[.G15])+([.B8]*[.H15])+([.B11]*[.I15])+([.B14]*[.J15])" office:value-type="float" office:value="127.282561946269">
            <text:p>127.28</text:p>
          </table:table-cell>
          <table:table-cell table:number-columns-repeated="1019"/>
        </table:table-row>
        <table:table-row table:style-name="ro1">
          <table:table-cell office:value-type="string">
            <text:p>XHDI</text:p>
          </table:table-cell>
          <table:table-cell table:style-name="ce71" office:value-type="float" office:value="68.943">
            <text:p>68.94300000</text:p>
          </table:table-cell>
          <table:table-cell office:value-type="float" office:value="76.836">
            <text:p>76.84</text:p>
          </table:table-cell>
          <table:table-cell/>
          <table:table-cell table:formula="of:=-41.81+(-0.023029*[.G15])+(-0.22613*[.H15])+(0.000033*[.I15])+(68.943*[.J15])" office:value-type="float" office:value="-9.22371675921528">
            <text:p>-9.22</text:p>
          </table:table-cell>
          <table:table-cell office:value-type="float" office:value="43.3313000000001">
            <text:p>43.33</text:p>
          </table:table-cell>
          <table:table-cell office:value-type="float" office:value="1118.83333333333">
            <text:p>1118.83</text:p>
          </table:table-cell>
          <table:table-cell office:value-type="float" office:value="34.0001168614604">
            <text:p>34</text:p>
          </table:table-cell>
          <table:table-cell office:value-type="float" office:value="506180.777777778">
            <text:p>506180.78</text:p>
          </table:table-cell>
          <table:table-cell office:value-type="float" office:value="0.715611111111111">
            <text:p>0.72</text:p>
          </table:table-cell>
          <table:table-cell table:number-columns-repeated="1014"/>
        </table:table-row>
        <table:table-row table:style-name="ro1">
          <table:table-cell table:style-name="ce54"/>
          <table:table-cell table:style-name="ce72" table:formula="of:=[.B15]-[.C15]" office:value-type="float" office:value="-7.893">
            <text:p>-7.89300000</text:p>
          </table:table-cell>
          <table:table-cell table:style-name="ce54"/>
          <table:table-cell table:style-name="ce74"/>
          <table:table-cell table:style-name="ce80" table:formula="of:=[.B4]+([.B7]*[.G15])+([.B10]*[.H15])+([.B13]*[.I15])+([.B16]*[.J15])" office:value-type="float" office:value="-145.7299954647">
            <text:p>-145.73</text:p>
          </table:table-cell>
          <table:table-cell table:style-name="ce54"/>
          <table:table-cell table:style-name="ce86"/>
          <table:table-cell table:style-name="ce90"/>
          <table:table-cell table:style-name="ce94"/>
          <table:table-cell table:style-name="ce57"/>
          <table:table-cell table:style-name="ce54" table:number-columns-repeated="1014"/>
        </table:table-row>
        <table:table-row table:style-name="ro1">
          <table:table-cell table:number-columns-repeated="3"/>
          <table:table-cell table:style-name="ce76"/>
          <table:table-cell table:style-name="ce81" table:formula="of:=[.B2]+([.B5]*[.G18])+([.B8]*[.H18])+([.B11]*[.I18])+([.B14]*[.J18])" office:value-type="float" office:value="130.698748012636">
            <text:p>130.7</text:p>
          </table:table-cell>
          <table:table-cell table:style-name="ce62"/>
          <table:table-cell table:style-name="ce87"/>
          <table:table-cell table:style-name="ce91"/>
          <table:table-cell table:style-name="ce95"/>
          <table:table-cell table:style-name="ce98"/>
          <table:table-cell table:number-columns-repeated="1014"/>
        </table:table-row>
        <table:table-row table:style-name="ro1">
          <table:table-cell table:number-columns-repeated="3"/>
          <table:table-cell table:style-name="ce77"/>
          <table:table-cell table:formula="of:=-41.81+(-0.023029*[.G18])+(-0.22613*[.H18])+(0.000033*[.I18])+(68.943*[.J18])" office:value-type="float" office:value="-5.57875447000559">
            <text:p>-5.58</text:p>
          </table:table-cell>
          <table:table-cell office:value-type="float" office:value="49.3041000000001">
            <text:p>49.3</text:p>
          </table:table-cell>
          <table:table-cell office:value-type="float" office:value="964.666666666667">
            <text:p>964.67</text:p>
          </table:table-cell>
          <table:table-cell office:value-type="float" office:value="34.3779320302728">
            <text:p>34.38</text:p>
          </table:table-cell>
          <table:table-cell office:value-type="float" office:value="503977.822222222">
            <text:p>503977.82</text:p>
          </table:table-cell>
          <table:table-cell office:value-type="float" office:value="0.719277777777778">
            <text:p>0.7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8"/>
          <table:table-cell table:style-name="ce80" table:formula="of:=[.B4]+([.B7]*[.G18])+([.B10]*[.H18])+([.B13]*[.I18])+([.B16]*[.J18])" office:value-type="float" office:value="-141.856256952647">
            <text:p>-141.86</text:p>
          </table:table-cell>
          <table:table-cell table:style-name="ce54"/>
          <table:table-cell table:style-name="ce86"/>
          <table:table-cell table:style-name="ce90"/>
          <table:table-cell table:style-name="ce94"/>
          <table:table-cell table:style-name="ce57"/>
          <table:table-cell table:number-columns-repeated="1014"/>
        </table:table-row>
        <table:table-row table:style-name="ro5">
          <table:table-cell table:style-name="ce62"/>
          <table:table-cell table:style-name="ce73"/>
          <table:table-cell table:style-name="ce62"/>
          <table:table-cell table:style-name="ce75"/>
          <table:table-cell table:style-name="ce82" table:formula="of:=[.B2]+([.B5]*[.G21])+([.B8]*[.H21])+([.B11]*[.I21])+([.B14]+[.J21])" office:value-type="float" office:value="167.135">
            <text:p>167.14</text:p>
          </table:table-cell>
          <table:table-cell table:style-name="ce82" table:number-columns-repeated="5"/>
          <table:table-cell table:style-name="ce99" office:value-type="string">
            <text:p>No Coa</text:p>
          </table:table-cell>
          <table:table-cell table:style-name="ce62" table:number-columns-repeated="1013"/>
        </table:table-row>
        <table:table-row table:style-name="ro5">
          <table:table-cell table:number-columns-repeated="4"/>
          <table:table-cell table:style-name="ce40" table:formula="of:=-41.81+(-0.023029*[.G21])+(-0.22613*[.H21])+(0.000033*[.I21])+(68.943*[.J21])" office:value-type="float" office:value="-11.61641">
            <text:p>-11.62</text:p>
          </table:table-cell>
          <table:table-cell table:style-name="ce40" office:value-type="string">
            <text:p>x</text:p>
          </table:table-cell>
          <table:table-cell table:style-name="ce40" office:value-type="float" office:value="1250">
            <text:p>1250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502000">
            <text:p>502000</text:p>
          </table:table-cell>
          <table:table-cell table:style-name="ce40" office:value-type="float" office:value="0.73">
            <text:p>0.73</text:p>
          </table:table-cell>
          <table:table-cell table:style-name="ce100"/>
          <table:table-cell table:number-columns-repeated="1013"/>
        </table:table-row>
        <table:table-row table:style-name="ro5">
          <table:table-cell table:number-columns-repeated="4"/>
          <table:table-cell table:style-name="ce40" table:formula="of:=[.B4]+([.B7]*[.G21])+([.B10]*[.H21])+([.B13]*21)+([.B16]*[.J21])" office:value-type="float" office:value="-161.6222154">
            <text:p>-161.62</text:p>
          </table:table-cell>
          <table:table-cell table:style-name="ce40" table:number-columns-repeated="5"/>
          <table:table-cell table:style-name="ce101"/>
          <table:table-cell table:number-columns-repeated="1013"/>
        </table:table-row>
        <table:table-row table:style-name="ro5">
          <table:table-cell table:style-name="ce62"/>
          <table:table-cell table:style-name="ce73"/>
          <table:table-cell table:style-name="ce62"/>
          <table:table-cell table:style-name="ce75"/>
          <table:table-cell table:style-name="ce82" table:formula="of:=[.B2]+([.B5]*[.G24])+([.B8]*[.H24])+([.B11]*[.I24])+([.B14]+[.J24])" office:value-type="float" office:value="159.635573">
            <text:p>159.64</text:p>
          </table:table-cell>
          <table:table-cell table:style-name="ce82" table:number-columns-repeated="5"/>
          <table:table-cell table:style-name="ce99" office:value-type="string">
            <text:p>LA</text:p>
          </table:table-cell>
          <table:table-cell table:style-name="ce62" table:number-columns-repeated="1013"/>
        </table:table-row>
        <table:table-row table:style-name="ro5">
          <table:table-cell table:number-columns-repeated="4"/>
          <table:table-cell table:style-name="ce40" table:formula="of:=-41.81+(-0.023029*[.G24])+(-0.22613*[.H24])+(0.000033*[.I24])+(68.943*[.J24])" office:value-type="float" office:value="-20.897097">
            <text:p>-20.9</text:p>
          </table:table-cell>
          <table:table-cell table:style-name="ce40" office:value-type="string">
            <text:p>x</text:p>
          </table:table-cell>
          <table:table-cell table:style-name="ce40" office:value-type="float" office:value="1653">
            <text:p>1653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502000">
            <text:p>502000</text:p>
          </table:table-cell>
          <table:table-cell table:style-name="ce40" office:value-type="float" office:value="0.73">
            <text:p>0.73</text:p>
          </table:table-cell>
          <table:table-cell table:style-name="ce100"/>
          <table:table-cell table:number-columns-repeated="1013"/>
        </table:table-row>
        <table:table-row table:style-name="ro5">
          <table:table-cell table:number-columns-repeated="4"/>
          <table:table-cell table:style-name="ce40" table:formula="of:=[.B4]+([.B7]*[.G24])+([.B10]*[.H24])+([.B13]*24)+([.B16]*[.J24])" office:value-type="float" office:value="-172.6840946">
            <text:p>-172.68</text:p>
          </table:table-cell>
          <table:table-cell table:style-name="ce40" table:number-columns-repeated="5"/>
          <table:table-cell table:style-name="ce100"/>
          <table:table-cell table:number-columns-repeated="1013"/>
        </table:table-row>
        <table:table-row table:style-name="ro5">
          <table:table-cell table:style-name="ce62"/>
          <table:table-cell table:style-name="ce73"/>
          <table:table-cell table:style-name="ce62"/>
          <table:table-cell table:style-name="ce75"/>
          <table:table-cell table:style-name="ce82" table:formula="of:=[.B2]+([.B5]*[.G27])+([.B8]*[.H27])+([.B11]*[.I27])+([.B14]+[.J27])" office:value-type="float" office:value="155.9696">
            <text:p>155.97</text:p>
          </table:table-cell>
          <table:table-cell table:style-name="ce82" table:number-columns-repeated="5"/>
          <table:table-cell table:style-name="ce99" office:value-type="string">
            <text:p>Euro LA</text:p>
          </table:table-cell>
          <table:table-cell table:style-name="ce62" table:number-columns-repeated="1013"/>
        </table:table-row>
        <table:table-row table:style-name="ro1">
          <table:table-cell table:number-columns-repeated="4"/>
          <table:table-cell table:style-name="ce40" table:formula="of:=-41.81+(-0.023029*[.G27])+(-0.22613*[.H27])+(0.000033*[.I27])+(68.943*[.J27])" office:value-type="float" office:value="-25.43381">
            <text:p>-25.43</text:p>
          </table:table-cell>
          <table:table-cell table:style-name="ce40" office:value-type="string">
            <text:p>x</text:p>
          </table:table-cell>
          <table:table-cell table:style-name="ce40" office:value-type="float" office:value="1850">
            <text:p>1850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502000">
            <text:p>502000</text:p>
          </table:table-cell>
          <table:table-cell table:style-name="ce40" office:value-type="float" office:value="0.73">
            <text:p>0.73</text:p>
          </table:table-cell>
          <table:table-cell table:style-name="ce102"/>
          <table:table-cell table:number-columns-repeated="1013"/>
        </table:table-row>
        <table:table-row table:style-name="ro1">
          <table:table-cell table:number-columns-repeated="4"/>
          <table:table-cell table:style-name="ce40" table:formula="of:=[.B4]+([.B7]*[.G27])+([.B10]*[.H27])+([.B13]*27)+([.B16]*[.J27])" office:value-type="float" office:value="-178.0914798">
            <text:p>-178.09</text:p>
          </table:table-cell>
          <table:table-cell table:style-name="ce40" table:number-columns-repeated="5"/>
          <table:table-cell table:style-name="ce103"/>
          <table:table-cell table:number-columns-repeated="1013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uro SA" table:style-name="ta1" table:print="false">
        <table:table-column table:style-name="co12" table:default-cell-style-name="ce104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ce104" office:value-type="string">
            <text:p>USA</text:p>
          </table:table-cell>
          <table:table-cell table:style-name="ce104" office:value-type="string">
            <text:p>Russia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office:value-type="string">
            <text:p>Emissions Intensity</text:p>
          </table:table-cell>
          <table:table-cell table:style-name="ce109" office:value-type="float" office:value="0.0394946973696069">
            <text:p>0.04</text:p>
          </table:table-cell>
          <table:table-cell table:style-name="ce109" office:value-type="float" office:value="0.110016888626987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Exports to EU</text:p>
          </table:table-cell>
          <table:table-cell table:style-name="ce110" office:value-type="currency" office:currency="USD" office:value="287758790726.77">
            <text:p>$287,758,790,726.77</text:p>
          </table:table-cell>
          <table:table-cell table:style-name="ce110" office:value-type="currency" office:currency="USD" office:value="249041440610.66">
            <text:p>$249,041,440,610.66</text:p>
          </table:table-cell>
          <table:table-cell table:number-columns-repeated="2"/>
        </table:table-row>
        <table:table-row table:style-name="ro1">
          <table:table-cell office:value-type="string">
            <text:p>Exports to LA</text:p>
          </table:table-cell>
          <table:table-cell table:style-name="ce110" table:formula="of:=['LA coa__US_to_LA'.D19]" office:value-type="currency" office:currency="USD" office:value="297908599886.34">
            <text:p>$297,908,599,886.34</text:p>
          </table:table-cell>
          <table:table-cell table:style-name="ce110" table:formula="of:=[RUS_to_LA.D20]" office:value-type="currency" office:currency="USD" office:value="6603555871.67">
            <text:p>$6,603,555,871.67</text:p>
          </table:table-cell>
          <table:table-cell table:number-columns-repeated="2"/>
        </table:table-row>
        <table:table-row table:style-name="ro1">
          <table:table-cell table:style-name="ce105" office:value-type="string">
            <text:p>Total Exports to Full Coalition</text:p>
          </table:table-cell>
          <table:table-cell table:style-name="ce111" table:formula="of:=SUM([.B3:.B4])" office:value-type="currency" office:currency="USD" office:value="585667390613.11">
            <text:p>$585,667,390,613.11</text:p>
          </table:table-cell>
          <table:table-cell table:style-name="ce111" table:formula="of:=SUM([.C3:.C4])" office:value-type="currency" office:currency="USD" office:value="255644996482.33">
            <text:p>$255,644,996,482.33</text:p>
          </table:table-cell>
          <table:table-cell/>
          <table:table-cell office:value-type="string">
            <text:p>per country</text:p>
          </table:table-cell>
        </table:table-row>
        <table:table-row table:style-name="ro1">
          <table:table-cell office:value-type="string">
            <text:p>BCA value (Total Revenue to the Coalition)</text:p>
          </table:table-cell>
          <table:table-cell table:style-name="ce104" table:formula="of:=[.B5]*[.B2]" office:value-type="currency" office:currency="USD" office:value="23130756351.5121">
            <text:p>$23,130,756,351.51</text:p>
          </table:table-cell>
          <table:table-cell table:style-name="ce104" table:formula="of:=[.C2]*[.C5]" office:value-type="currency" office:currency="USD" office:value="28125267106.043">
            <text:p>$28,125,267,106.04</text:p>
          </table:table-cell>
          <table:table-cell table:formula="of:=[.C6]+[.B8]" office:value-type="currency" office:currency="USD" office:value="39891077102.3573">
            <text:p>$39,891,077,102.36</text:p>
          </table:table-cell>
          <table:table-cell table:formula="of:=[.D6]/(28+18)" office:value-type="currency" office:currency="USD" office:value="867197328.312115">
            <text:p>$867,197,328.31</text:p>
          </table:table-cell>
        </table:table-row>
        <table:table-row table:style-name="ro1">
          <table:table-cell table:style-name="ce106" office:value-type="string">
            <text:p>EU</text:p>
          </table:table-cell>
          <table:table-cell table:style-name="ce106" table:formula="of:=[.B3]*[.B2]" office:value-type="currency" office:currency="USD" office:value="11364946355.1978">
            <text:p>$11,364,946,355.20</text:p>
          </table:table-cell>
          <table:table-cell table:style-name="ce106" table:formula="of:=[.C2]*[.C3]" office:value-type="currency" office:currency="USD" office:value="27398764435.1674">
            <text:p>$27,398,764,435.17</text:p>
          </table:table-cell>
          <table:table-cell table:number-columns-repeated="2"/>
        </table:table-row>
        <table:table-row table:style-name="ro1">
          <table:table-cell table:style-name="ce107" office:value-type="string">
            <text:p>LA group total</text:p>
          </table:table-cell>
          <table:table-cell table:style-name="ce107" table:formula="of:=[.B4]*[.B2]" office:value-type="currency" office:currency="USD" office:value="11765809996.3143">
            <text:p>$11,765,809,996.31</text:p>
          </table:table-cell>
          <table:table-cell table:style-name="ce106" table:formula="of:=([.C2]*[.C4])" office:value-type="currency" office:currency="USD" office:value="726502670.875605">
            <text:p>$726,502,670.88</text:p>
          </table:table-cell>
          <table:table-cell table:number-columns-repeated="2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108" office:value-type="string">
            <text:p>Mexico</text:p>
          </table:table-cell>
          <table:table-cell table:style-name="ce112" office:value-type="currency" office:currency="USD" office:value="313175869.636193">
            <text:p>$313,175,869.64</text:p>
          </table:table-cell>
          <table:table-cell table:style-name="ce112" office:value-type="currency" office:currency="USD" office:value="84172621.6169653">
            <text:p>$84,172,621.62</text:p>
          </table:table-cell>
          <table:table-cell table:number-columns-repeated="2"/>
        </table:table-row>
        <table:table-row table:style-name="ro1">
          <table:table-cell table:style-name="ce108" office:value-type="string">
            <text:p>China</text:p>
          </table:table-cell>
          <table:table-cell table:style-name="ce112" office:value-type="currency" office:currency="USD" office:value="4163654561.1159">
            <text:p>$4,163,654,561.12</text:p>
          </table:table-cell>
          <table:table-cell table:style-name="ce112" office:value-type="currency" office:currency="USD" office:value="3886457938.50465">
            <text:p>$3,886,457,938.50</text:p>
          </table:table-cell>
          <table:table-cell table:number-columns-repeated="2"/>
        </table:table-row>
        <table:table-row table:style-name="ro1">
          <table:table-cell table:style-name="ce108" office:value-type="string">
            <text:p>Brazil</text:p>
          </table:table-cell>
          <table:table-cell table:style-name="ce112" office:value-type="currency" office:currency="USD" office:value="1339729658.19293">
            <text:p>$1,339,729,658.19</text:p>
          </table:table-cell>
          <table:table-cell table:style-name="ce112" office:value-type="currency" office:currency="USD" office:value="268960046.057131">
            <text:p>$268,960,046.06</text:p>
          </table:table-cell>
          <table:table-cell table:number-columns-repeated="2"/>
        </table:table-row>
      </table:table>
      <table:table table:name="LA coa__US_to_LA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3"/>
        <table:table-column table:style-name="co21" table:default-cell-style-name="ce114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table:style-name="Default" office:value-type="string">
            <text:p>Val</text:p>
          </table:table-cell>
          <table:table-cell table:style-name="Default" office:value-type="string">
            <text:p>Percent</text:p>
          </table:table-cell>
          <table:table-cell/>
          <table:table-cell table:style-name="ce1" office:value-type="string">
            <text:p>US to LA group</text:p>
          </table:table-cell>
          <table:table-cell table:style-name="ce1" office:value-type="string">
            <text:p>Tax rate (US int)</text:p>
          </table:table-cell>
          <table:table-cell table:style-name="ce1" office:value-type="string">
            <text:p>Potential investment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aarg</text:p>
          </table:table-cell>
          <table:table-cell office:value-type="string">
            <text:p>Argentina</text:p>
          </table:table-cell>
          <table:table-cell office:value-type="currency" office:currency="USD" office:value="8390181631.93">
            <text:p>$8,390,181,631.93</text:p>
          </table:table-cell>
          <table:table-cell office:value-type="percentage" office:value="0.0063">
            <text:p>0.63%</text:p>
          </table:table-cell>
          <table:table-cell/>
          <table:table-cell table:style-name="ce115" office:value-type="float" office:value="297908599886.34">
            <text:p>297,908,599,886.34</text:p>
          </table:table-cell>
          <table:table-cell table:style-name="ce115" office:value-type="float" office:value="0.0395">
            <text:p>0.04</text:p>
          </table:table-cell>
          <table:table-cell table:style-name="ce115" table:formula="of:=[.G2]*[.H2]" office:value-type="float" office:value="11767389695.5104">
            <text:p>11,767,389,695.5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livia</text:p>
          </table:table-cell>
          <table:table-cell office:value-type="currency" office:currency="USD" office:value="865494741.91">
            <text:p>$865,494,741.91</text:p>
          </table:table-cell>
          <table:table-cell office:value-type="percentage" office:value="0.0006">
            <text:p>0.06%</text:p>
          </table:table-cell>
          <table:table-cell/>
          <table:table-cell table:style-name="ce115" table:number-columns-repeated="2"/>
          <table:table-cell table:style-name="ce115" office:value-type="float" office:value="653743871.972802">
            <text:p>653,743,871.9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bra</text:p>
          </table:table-cell>
          <table:table-cell office:value-type="string">
            <text:p>Brazil</text:p>
          </table:table-cell>
          <table:table-cell office:value-type="currency" office:currency="USD" office:value="33921760322.79">
            <text:p>$33,921,760,322.79</text:p>
          </table:table-cell>
          <table:table-cell office:value-type="percentage" office:value="0.0254">
            <text:p>2.54%</text:p>
          </table:table-cell>
          <table:table-cell table:number-columns-repeated="4"/>
          <table:table-cell office:value-type="string">
            <text:p>per country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achl</text:p>
          </table:table-cell>
          <table:table-cell office:value-type="string">
            <text:p>Chile</text:p>
          </table:table-cell>
          <table:table-cell office:value-type="currency" office:currency="USD" office:value="14581487793.84">
            <text:p>$14,581,487,793.84</text:p>
          </table:table-cell>
          <table:table-cell office:value-type="percentage" office:value="0.0109">
            <text:p>1.09%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acol</text:p>
          </table:table-cell>
          <table:table-cell office:value-type="string">
            <text:p>Colombia</text:p>
          </table:table-cell>
          <table:table-cell office:value-type="currency" office:currency="USD" office:value="13588921398.76">
            <text:p>$13,588,921,398.76</text:p>
          </table:table-cell>
          <table:table-cell office:value-type="percentage" office:value="0.0102">
            <text:p>1.02%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acri</text:p>
          </table:table-cell>
          <table:table-cell office:value-type="string">
            <text:p>Costa Rica</text:p>
          </table:table-cell>
          <table:table-cell office:value-type="currency" office:currency="USD" office:value="7929567524.1">
            <text:p>$7,929,567,524.10</text:p>
          </table:table-cell>
          <table:table-cell office:value-type="percentage" office:value="0.0059">
            <text:p>0.59%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nadom</text:p>
          </table:table-cell>
          <table:table-cell office:value-type="string">
            <text:p>Dominican Republic</text:p>
          </table:table-cell>
          <table:table-cell office:value-type="currency" office:currency="USD" office:value="6840320382.79">
            <text:p>$6,840,320,382.79</text:p>
          </table:table-cell>
          <table:table-cell office:value-type="percentage" office:value="0.0051">
            <text:p>0.51%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aecu</text:p>
          </table:table-cell>
          <table:table-cell office:value-type="string">
            <text:p>Ecuador</text:p>
          </table:table-cell>
          <table:table-cell office:value-type="currency" office:currency="USD" office:value="5046911028.84">
            <text:p>$5,046,911,028.84</text:p>
          </table:table-cell>
          <table:table-cell office:value-type="percentage" office:value="0.0038">
            <text:p>0.38%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naslv</text:p>
          </table:table-cell>
          <table:table-cell office:value-type="string">
            <text:p>El Salvador</text:p>
          </table:table-cell>
          <table:table-cell office:value-type="currency" office:currency="USD" office:value="3676747045.87">
            <text:p>$3,676,747,045.87</text:p>
          </table:table-cell>
          <table:table-cell office:value-type="percentage" office:value="0.0027">
            <text:p>0.27%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agtm</text:p>
          </table:table-cell>
          <table:table-cell office:value-type="string">
            <text:p>Guatemala</text:p>
          </table:table-cell>
          <table:table-cell office:value-type="currency" office:currency="USD" office:value="6416559905.42">
            <text:p>$6,416,559,905.42</text:p>
          </table:table-cell>
          <table:table-cell office:value-type="percentage" office:value="0.0048">
            <text:p>0.48%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nahnd</text:p>
          </table:table-cell>
          <table:table-cell office:value-type="string">
            <text:p>Honduras</text:p>
          </table:table-cell>
          <table:table-cell office:value-type="currency" office:currency="USD" office:value="5077492821.81">
            <text:p>$5,077,492,821.81</text:p>
          </table:table-cell>
          <table:table-cell office:value-type="percentage" office:value="0.0038">
            <text:p>0.38%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mex</text:p>
          </table:table-cell>
          <table:table-cell office:value-type="string">
            <text:p>Mexico</text:p>
          </table:table-cell>
          <table:table-cell office:value-type="currency" office:currency="USD" office:value="167223430300.6">
            <text:p>$167,223,430,300.60</text:p>
          </table:table-cell>
          <table:table-cell office:value-type="percentage" office:value="0.1251">
            <text:p>12.51%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napan</text:p>
          </table:table-cell>
          <table:table-cell office:value-type="string">
            <text:p>Panama</text:p>
          </table:table-cell>
          <table:table-cell office:value-type="currency" office:currency="USD" office:value="5162755289.43">
            <text:p>$5,162,755,289.43</text:p>
          </table:table-cell>
          <table:table-cell office:value-type="percentage" office:value="0.0039">
            <text:p>0.39%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raguay</text:p>
          </table:table-cell>
          <table:table-cell office:value-type="currency" office:currency="USD" office:value="705459471.21">
            <text:p>$705,459,471.21</text:p>
          </table:table-cell>
          <table:table-cell office:value-type="percentage" office:value="0.0005">
            <text:p>0.05%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aper</text:p>
          </table:table-cell>
          <table:table-cell office:value-type="string">
            <text:p>Peru</text:p>
          </table:table-cell>
          <table:table-cell office:value-type="currency" office:currency="USD" office:value="7253399543.28">
            <text:p>$7,253,399,543.28</text:p>
          </table:table-cell>
          <table:table-cell office:value-type="percentage" office:value="0.0054">
            <text:p>0.54%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aury</text:p>
          </table:table-cell>
          <table:table-cell office:value-type="string">
            <text:p>Uruguay</text:p>
          </table:table-cell>
          <table:table-cell office:value-type="currency" office:currency="USD" office:value="1115010724.28">
            <text:p>$1,115,010,724.28</text:p>
          </table:table-cell>
          <table:table-cell office:value-type="percentage" office:value="0.0008">
            <text:p>0.08%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aven</text:p>
          </table:table-cell>
          <table:table-cell office:value-type="string">
            <text:p>Venezuela</text:p>
          </table:table-cell>
          <table:table-cell office:value-type="currency" office:currency="USD" office:value="10113099959.48">
            <text:p>$10,113,099,959.48</text:p>
          </table:table-cell>
          <table:table-cell office:value-type="percentage" office:value="0.0076">
            <text:p>0.76%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formula="of:=SUM([.D2:.D18])" office:value-type="currency" office:currency="USD" office:value="297908599886.34">
            <text:p>$297,908,599,886.34</text:p>
          </table:table-cell>
          <table:table-cell table:style-name="Default"/>
          <table:table-cell table:number-columns-repeated="5"/>
        </table:table-row>
      </table:table>
      <table:table table:name="RUS_to_LA" table:style-name="ta1" table:print="false">
        <table:table-column table:style-name="co17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ce113"/>
        <table:table-column table:style-name="co21" table:default-cell-style-name="ce114"/>
        <table:table-row table:style-name="ro1">
          <table:table-cell office:value-type="string">
            <text:p>#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table:style-name="Default" office:value-type="string">
            <text:p>Val</text:p>
          </table:table-cell>
          <table:table-cell table:style-name="Default" office:value-type="string">
            <text:p>Percent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aarg</text:p>
          </table:table-cell>
          <table:table-cell office:value-type="string">
            <text:p>Argentina</text:p>
          </table:table-cell>
          <table:table-cell office:value-type="currency" office:currency="USD" office:value="914988560.8">
            <text:p>$914,988,560.80</text:p>
          </table:table-cell>
          <table:table-cell office:value-type="percentage" office:value="0.0018">
            <text:p>0.18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sabol</text:p>
          </table:table-cell>
          <table:table-cell office:value-type="string">
            <text:p>Bolivia</text:p>
          </table:table-cell>
          <table:table-cell office:value-type="currency" office:currency="USD" office:value="7706719.54">
            <text:p>$7,706,719.54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abra</text:p>
          </table:table-cell>
          <table:table-cell office:value-type="string">
            <text:p>Brazil</text:p>
          </table:table-cell>
          <table:table-cell office:value-type="currency" office:currency="USD" office:value="2444715983.28">
            <text:p>$2,444,715,983.28</text:p>
          </table:table-cell>
          <table:table-cell office:value-type="percentage" office:value="0.0048">
            <text:p>0.48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achl</text:p>
          </table:table-cell>
          <table:table-cell office:value-type="string">
            <text:p>Chile</text:p>
          </table:table-cell>
          <table:table-cell office:value-type="currency" office:currency="USD" office:value="43300472.12">
            <text:p>$43,300,472.12</text:p>
          </table:table-cell>
          <table:table-cell office:value-type="percentage" office:value="0.0001">
            <text:p>0.01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acol</text:p>
          </table:table-cell>
          <table:table-cell office:value-type="string">
            <text:p>Colombia</text:p>
          </table:table-cell>
          <table:table-cell office:value-type="currency" office:currency="USD" office:value="235625842.04">
            <text:p>$235,625,842.04</text:p>
          </table:table-cell>
          <table:table-cell office:value-type="percentage" office:value="0.0005">
            <text:p>0.05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nacri</text:p>
          </table:table-cell>
          <table:table-cell office:value-type="string">
            <text:p>Costa Rica</text:p>
          </table:table-cell>
          <table:table-cell office:value-type="currency" office:currency="USD" office:value="33711011.11">
            <text:p>$33,711,011.11</text:p>
          </table:table-cell>
          <table:table-cell office:value-type="percentage" office:value="0.0001">
            <text:p>0.01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nadom</text:p>
          </table:table-cell>
          <table:table-cell office:value-type="string">
            <text:p>Dominican Republic</text:p>
          </table:table-cell>
          <table:table-cell office:value-type="currency" office:currency="USD" office:value="55408826.87">
            <text:p>$55,408,826.87</text:p>
          </table:table-cell>
          <table:table-cell office:value-type="percentage" office:value="0.0001">
            <text:p>0.01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aecu</text:p>
          </table:table-cell>
          <table:table-cell office:value-type="string">
            <text:p>Ecuador</text:p>
          </table:table-cell>
          <table:table-cell office:value-type="currency" office:currency="USD" office:value="158220437.22">
            <text:p>$158,220,437.22</text:p>
          </table:table-cell>
          <table:table-cell office:value-type="percentage" office:value="0.0003">
            <text:p>0.03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agtm</text:p>
          </table:table-cell>
          <table:table-cell office:value-type="string">
            <text:p>Guatemala</text:p>
          </table:table-cell>
          <table:table-cell office:value-type="currency" office:currency="USD" office:value="79257657.05">
            <text:p>$79,257,657.05</text:p>
          </table:table-cell>
          <table:table-cell office:value-type="percentage" office:value="0.0002">
            <text:p>0.02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nahnd</text:p>
          </table:table-cell>
          <table:table-cell office:value-type="string">
            <text:p>Honduras</text:p>
          </table:table-cell>
          <table:table-cell office:value-type="currency" office:currency="USD" office:value="52615533.48">
            <text:p>$52,615,533.48</text:p>
          </table:table-cell>
          <table:table-cell office:value-type="percentage" office:value="0.0001">
            <text:p>0.01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amex</text:p>
          </table:table-cell>
          <table:table-cell office:value-type="string">
            <text:p>Mexico</text:p>
          </table:table-cell>
          <table:table-cell office:value-type="currency" office:currency="USD" office:value="765088184.8">
            <text:p>$765,088,184.80</text:p>
          </table:table-cell>
          <table:table-cell office:value-type="percentage" office:value="0.0015">
            <text:p>0.15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nanic</text:p>
          </table:table-cell>
          <table:table-cell office:value-type="string">
            <text:p>Nicaragua</text:p>
          </table:table-cell>
          <table:table-cell office:value-type="currency" office:currency="USD" office:value="71100387.59">
            <text:p>$71,100,387.59</text:p>
          </table:table-cell>
          <table:table-cell office:value-type="percentage" office:value="0.0001">
            <text:p>0.01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napan</text:p>
          </table:table-cell>
          <table:table-cell office:value-type="string">
            <text:p>Panama</text:p>
          </table:table-cell>
          <table:table-cell office:value-type="currency" office:currency="USD" office:value="75675562.91">
            <text:p>$75,675,562.91</text:p>
          </table:table-cell>
          <table:table-cell office:value-type="percentage" office:value="0.0001">
            <text:p>0.01%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apry</text:p>
          </table:table-cell>
          <table:table-cell office:value-type="string">
            <text:p>Paraguay</text:p>
          </table:table-cell>
          <table:table-cell office:value-type="currency" office:currency="USD" office:value="12968131.42">
            <text:p>$12,968,131.42</text:p>
          </table:table-cell>
          <table:table-cell office:value-type="percentage" office:value="0">
            <text:p>0.00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aper</text:p>
          </table:table-cell>
          <table:table-cell office:value-type="string">
            <text:p>Peru</text:p>
          </table:table-cell>
          <table:table-cell office:value-type="currency" office:currency="USD" office:value="517353029.1">
            <text:p>$517,353,029.10</text:p>
          </table:table-cell>
          <table:table-cell office:value-type="percentage" office:value="0.001">
            <text:p>0.10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natto</text:p>
          </table:table-cell>
          <table:table-cell office:value-type="string">
            <text:p>Trinidad and Tobago</text:p>
          </table:table-cell>
          <table:table-cell office:value-type="currency" office:currency="USD" office:value="419307234">
            <text:p>$419,307,234.00</text:p>
          </table:table-cell>
          <table:table-cell office:value-type="percentage" office:value="0.0008">
            <text:p>0.08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aury</text:p>
          </table:table-cell>
          <table:table-cell office:value-type="string">
            <text:p>Uruguay</text:p>
          </table:table-cell>
          <table:table-cell office:value-type="currency" office:currency="USD" office:value="125631029.79">
            <text:p>$125,631,029.79</text:p>
          </table:table-cell>
          <table:table-cell office:value-type="percentage" office:value="0.0002">
            <text:p>0.02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aven</text:p>
          </table:table-cell>
          <table:table-cell office:value-type="string">
            <text:p>Venezuela</text:p>
          </table:table-cell>
          <table:table-cell office:value-type="currency" office:currency="USD" office:value="590881268.55">
            <text:p>$590,881,268.55</text:p>
          </table:table-cell>
          <table:table-cell office:value-type="percentage" office:value="0.0012">
            <text:p>0.12%</text:p>
          </table:table-cell>
        </table:table-row>
        <table:table-row table:style-name="ro1">
          <table:table-cell table:number-columns-repeated="3"/>
          <table:table-cell table:style-name="Default" table:formula="of:=SUM([.D2:.D19])" office:value-type="currency" office:currency="USD" office:value="6603555871.67">
            <text:p>$6,603,555,871.67</text:p>
          </table:table-cell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US">
      <number:number number:min-integer-digits="1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5" number:min-integer-digits="1"/>
    </number:number-style>
    <number:date-style style:name="N130">
      <number:month number:textual="true"/>
      <number:text>-</number:text>
      <number:year/>
    </number:date-style>
    <number:number-style style:name="N131">
      <number:number number:decimal-places="8" number:min-integer-digits="1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4" number:min-integer-digits="1"/>
    </number:number-style>
    <number:number-style style:name="N149">
      <number:number number:decimal-places="6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number:number-style style:name="N5152P0" style:volatile="true" number:language="en" number:country="US">
      <number:number number:decimal-places="2" number:min-integer-digits="1" number:grouping="true"/>
      <number:text> </number:text>
    </number:number-style>
    <number:number-style style:name="N515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2" number:language="en" number:country="US">
      <number:text-content/>
      <number:text> </number:text>
      <style:map style:condition="value()&gt;0" style:apply-style-name="N5152P0"/>
      <style:map style:condition="value()&lt;0" style:apply-style-name="N5152P1"/>
      <style:map style:condition="value()=0" style:apply-style-name="N5152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3">08/23/2014</text:date>, <text:time>17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8H31M05S</meta:editing-duration>
    <meta:editing-cycles>26</meta:editing-cycles>
    <meta:generator>OpenOffice.org/3.1$Win32 OpenOffice.org_project/310m11$Build-9399</meta:generator>
    <dc:date>2014-08-23T17:44:03.06</dc:date>
    <dc:creator>Vince b</dc:creator>
    <meta:document-statistic meta:table-count="6" meta:cell-count="80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tacked="true" chart:connect-bars="false" chart:auto-position="true" chart:auto-size="true" chart:treat-empty-cells="leave-gap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424cm" svg:height="6.397cm" chart:class="chart:bar" chart:row-mapping="0 2 1 3" chart:style-name="ch1">
        <chart:title svg:x="4.756cm" svg:y="0.128cm" chart:style-name="ch2">
          <text:p>Projections v Real Emissions: Scenario 1</text:p>
        </chart:title>
        <chart:plot-area chart:style-name="ch3" table:cell-range-address="output.C1:output.K5" chart:data-source-has-labels="row" svg:x="0.348cm" svg:y="0.758cm" svg:width="16.728cm" svg:height="5.512cm">
          <chart:axis chart:dimension="x" chart:name="primary-x" chart:style-name="ch4">
            <chart:categories table:cell-range-address="output.C1:output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utput.C2:output.K2" chart:class="chart:bar">
            <chart:data-point chart:repeated="9"/>
          </chart:series>
          <chart:series chart:style-name="ch8" chart:values-cell-range-address="output.C4:output.K4" chart:class="chart:bar">
            <chart:data-point chart:repeated="9"/>
          </chart:series>
          <chart:series chart:style-name="ch9" chart:values-cell-range-address="output.C3:output.K3" chart:class="chart:line">
            <chart:data-point chart:repeated="9"/>
          </chart:series>
          <chart:series chart:style-name="ch10" chart:values-cell-range-address="output.C5:output.K5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utput.C1:output.K1"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  <table:table-cell office:value-type="string">
                <text:p>2011</text:p>
              </table:table-cell>
              <table:table-cell office:value-type="string">
                <text:p>2012p</text:p>
              </table:table-cell>
              <table:table-cell office:value-type="string">
                <text:p>2013p</text:p>
              </table:table-cell>
              <table:table-cell office:value-type="string">
                <text:p>2014p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30.831765211569">
                <text:p text:id="output.C2:output.K2">130.831765211569</text:p>
              </table:table-cell>
              <table:table-cell office:value-type="float" office:value="138.887117133516">
                <text:p>138.887117133516</text:p>
              </table:table-cell>
              <table:table-cell office:value-type="float" office:value="128.160621324308">
                <text:p>128.160621324308</text:p>
              </table:table-cell>
              <table:table-cell office:value-type="float" office:value="131.663715072849">
                <text:p>131.663715072849</text:p>
              </table:table-cell>
              <table:table-cell office:value-type="float" office:value="127.282561946269">
                <text:p>127.282561946269</text:p>
              </table:table-cell>
              <table:table-cell office:value-type="float" office:value="130.698748012636">
                <text:p>130.698748012636</text:p>
              </table:table-cell>
              <table:table-cell office:value-type="float" office:value="171.78725">
                <text:p>171.78725</text:p>
              </table:table-cell>
              <table:table-cell office:value-type="float" office:value="171.78725">
                <text:p>171.78725</text:p>
              </table:table-cell>
              <table:table-cell office:value-type="float" office:value="171.78725">
                <text:p>171.78725</text:p>
              </table:table-cell>
            </table:table-row>
            <table:table-row>
              <table:table-cell office:value-type="string">
                <text:p text:id="">Row 4</text:p>
              </table:table-cell>
              <table:table-cell office:value-type="float" office:value="-138.474253431069">
                <text:p text:id="output.C4:output.K4">-138.474253431069</text:p>
              </table:table-cell>
              <table:table-cell office:value-type="float" office:value="-125.273035610364">
                <text:p>-125.273035610364</text:p>
              </table:table-cell>
              <table:table-cell office:value-type="float" office:value="-143.928893014916">
                <text:p>-143.928893014916</text:p>
              </table:table-cell>
              <table:table-cell office:value-type="float" office:value="-136.844076913452">
                <text:p>-136.844076913452</text:p>
              </table:table-cell>
              <table:table-cell office:value-type="float" office:value="-145.7299954647">
                <text:p>-145.7299954647</text:p>
              </table:table-cell>
              <table:table-cell office:value-type="float" office:value="-141.856256952647">
                <text:p>-141.856256952647</text:p>
              </table:table-cell>
              <table:table-cell office:value-type="float" office:value="-154.7599654">
                <text:p>-154.7599654</text:p>
              </table:table-cell>
              <table:table-cell office:value-type="float" office:value="-154.7598976">
                <text:p>-154.7598976</text:p>
              </table:table-cell>
              <table:table-cell office:value-type="float" office:value="-154.7598298">
                <text:p>-154.7598298</text:p>
              </table:table-cell>
            </table:table-row>
            <table:table-row>
              <table:table-cell office:value-type="string">
                <text:p text:id="">Row 3</text:p>
              </table:table-cell>
              <table:table-cell office:value-type="float" office:value="-3.82124410975005">
                <text:p text:id="output.C3:output.K3">-3.82124410975005</text:p>
              </table:table-cell>
              <table:table-cell office:value-type="float" office:value="6.80704076157585">
                <text:p>6.80704076157585</text:p>
              </table:table-cell>
              <table:table-cell office:value-type="float" office:value="-7.88413584530394">
                <text:p>-7.88413584530394</text:p>
              </table:table-cell>
              <table:table-cell office:value-type="float" office:value="-2.59018092030178">
                <text:p>-2.59018092030178</text:p>
              </table:table-cell>
              <table:table-cell office:value-type="float" office:value="-9.22371675921528">
                <text:p>-9.22371675921528</text:p>
              </table:table-cell>
              <table:table-cell office:value-type="float" office:value="-5.57875447000559">
                <text:p>-5.57875447000559</text:p>
              </table:table-cell>
              <table:table-cell office:value-type="float" office:value="-5.85916">
                <text:p>-5.85916</text:p>
              </table:table-cell>
              <table:table-cell office:value-type="float" office:value="-5.85916">
                <text:p>-5.85916</text:p>
              </table:table-cell>
              <table:table-cell office:value-type="float" office:value="-5.85916">
                <text:p>-5.85916</text:p>
              </table:table-cell>
            </table:table-row>
            <table:table-row>
              <table:table-cell office:value-type="string">
                <text:p text:id="">Row 5</text:p>
              </table:table-cell>
              <table:table-cell office:value-type="float" office:value="-364.0987">
                <text:p text:id="output.C5:output.K5">-364.0987</text:p>
              </table:table-cell>
              <table:table-cell office:value-type="float" office:value="58.114">
                <text:p>58.114</text:p>
              </table:table-cell>
              <table:table-cell office:value-type="float" office:value="80.4631999999999">
                <text:p>80.4631999999999</text:p>
              </table:table-cell>
              <table:table-cell office:value-type="float" office:value="-483.969">
                <text:p>-483.969</text:p>
              </table:table-cell>
              <table:table-cell office:value-type="float" office:value="43.3313000000001">
                <text:p>43.3313000000001</text:p>
              </table:table-cell>
              <table:table-cell office:value-type="float" office:value="49.3041000000001">
                <text:p>49.30410000000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hourglass" chart:symbol-width="0.25cm" chart:symbol-height="0.25cm" chart:data-label-number="value" chart:data-label-text="false" chart:data-label-symbol="false"/>
      <style:graphic-properties svg:stroke-width="0.088cm" svg:stroke-color="#579d1c" draw:fill-color="#579d1c"/>
      <style:text-properties fo:font-size="16pt" style:font-size-asian="6pt" style:font-size-complex="6pt"/>
    </style:style>
    <style:style style:name="ch7" style:family="chart">
      <style:chart-properties chart:solid-type="cuboid" chart:symbol-type="named-symbol" chart:symbol-name="hourglass" chart:symbol-width="0.25cm" chart:symbol-height="0.25cm" chart:data-label-number="none" chart:data-label-text="false" chart:data-label-symbol="false"/>
    </style:style>
    <style:style style:name="ch8" style:family="chart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solid" svg:stroke-width="0.088cm" svg:stroke-color="#004586" draw:fill-color="#004586" dr3d:edge-rounding="0%"/>
      <style:text-properties fo:font-size="16pt" style:font-size-asian="6pt" style:font-size-complex="6pt"/>
    </style:style>
    <style:style style:name="ch9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10" style:family="chart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solid" svg:stroke-width="0.088cm" svg:stroke-color="#ff420e" draw:fill-color="#ff420e" dr3d:edge-rounding="0%"/>
      <style:text-properties fo:font-size="16pt" style:font-size-asian="6pt" style:font-size-complex="6pt"/>
    </style:style>
    <style:style style:name="ch11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2" style:family="chart">
      <style:chart-properties chart:symbol-type="named-symbol" chart:symbol-name="arrow-right" chart:symbol-width="0.265cm" chart:symbol-height="0.265cm" chart:data-label-number="value" chart:data-label-text="false" chart:data-label-symbol="false"/>
      <style:graphic-properties draw:stroke="solid" draw:stroke-dash="Ultrafine_20_Dashed" svg:stroke-width="0.088cm" svg:stroke-color="#ffd320" draw:fill-color="#ffd320" dr3d:edge-rounding="0%"/>
      <style:text-properties fo:font-size="16pt" style:font-size-asian="6pt" style:font-size-complex="6pt"/>
    </style:style>
    <style:style style:name="ch13" style:family="chart">
      <style:chart-properties chart:solid-type="cuboid" chart:symbol-type="named-symbol" chart:symbol-name="arrow-right" chart:symbol-width="0.265cm" chart:symbol-height="0.265cm" chart:data-label-number="none" chart:data-label-text="false" chart:data-label-symbol="fals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4.655cm" svg:height="10.289cm" chart:class="chart:line" chart:style-name="ch1">
        <chart:legend chart:legend-position="end" svg:x="19.801cm" svg:y="3.881cm" chart:style-name="ch2"/>
        <chart:plot-area chart:style-name="ch3" table:cell-range-address="output.C22:output.G22 output.A7:output.A7 output.G3:output.K3 output.A23:output.A23 output.C24:output.G24 output.A27:output.A27 output.C28:output.G28 output.A31:output.A31 output.C32:output.G32" chart:data-source-has-labels="both" svg:x="0.493cm" svg:y="0.205cm" svg:width="18.816cm" svg:height="9.674cm">
          <chart:axis chart:dimension="x" chart:name="primary-x" chart:style-name="ch4">
            <chart:categories table:cell-range-address="output.C22:output.G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G3:output.K3" chart:label-cell-address="output.A7:output.A7" chart:class="chart:line">
            <chart:data-point chart:repeated="2"/>
            <chart:data-point chart:style-name="ch7" chart:repeated="2"/>
            <chart:data-point/>
          </chart:series>
          <chart:series chart:style-name="ch8" chart:values-cell-range-address="output.C24:output.G24" chart:label-cell-address="output.A23:output.A23" chart:class="chart:line">
            <chart:data-point chart:repeated="2"/>
            <chart:data-point chart:style-name="ch9" chart:repeated="2"/>
            <chart:data-point/>
          </chart:series>
          <chart:series chart:style-name="ch10" chart:values-cell-range-address="output.C28:output.G28" chart:label-cell-address="output.A27:output.A27" chart:class="chart:line">
            <chart:data-point chart:repeated="2"/>
            <chart:data-point chart:style-name="ch11" chart:repeated="2"/>
            <chart:data-point/>
          </chart:series>
          <chart:series chart:style-name="ch12" chart:values-cell-range-address="output.C32:output.G32" chart:label-cell-address="output.A31:output.A31" chart:class="chart:line">
            <chart:data-point chart:style-name="ch13"/>
            <chart:data-point/>
            <chart:data-point chart:style-name="ch13" chart:repeated="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output.C22:output.G22">2010</text:p>
              </table:table-cell>
              <table:table-cell office:value-type="string">
                <text:p>2011</text:p>
              </table:table-cell>
              <table:table-cell office:value-type="string">
                <text:p>2012p</text:p>
              </table:table-cell>
              <table:table-cell office:value-type="string">
                <text:p>2013p</text:p>
              </table:table-cell>
              <table:table-cell office:value-type="string">
                <text:p>2014p</text:p>
              </table:table-cell>
            </table:table-row>
          </table:table-header-rows>
          <table:table-rows>
            <table:table-row>
              <table:table-cell office:value-type="string">
                <text:p text:id="output.A7:output.A7">BAU</text:p>
              </table:table-cell>
              <table:table-cell office:value-type="float" office:value="-9.22371675921528">
                <text:p text:id="output.G3:output.K3">-9.22371675921528</text:p>
              </table:table-cell>
              <table:table-cell office:value-type="float" office:value="-5.57875447000559">
                <text:p>-5.57875447000559</text:p>
              </table:table-cell>
              <table:table-cell office:value-type="float" office:value="-5.85916">
                <text:p>-5.85916</text:p>
              </table:table-cell>
              <table:table-cell office:value-type="float" office:value="-5.85916">
                <text:p>-5.85916</text:p>
              </table:table-cell>
              <table:table-cell office:value-type="float" office:value="-5.85916">
                <text:p>-5.85916</text:p>
              </table:table-cell>
            </table:table-row>
            <table:table-row>
              <table:table-cell office:value-type="string">
                <text:p text:id="output.A23:output.A23">No Coalition</text:p>
              </table:table-cell>
              <table:table-cell office:value-type="float" office:value="-9.22371675921528">
                <text:p text:id="output.C24:output.G24">-9.22371675921528</text:p>
              </table:table-cell>
              <table:table-cell office:value-type="float" office:value="-5.57875447000559">
                <text:p>-5.57875447000559</text:p>
              </table:table-cell>
              <table:table-cell office:value-type="float" office:value="-11.61641">
                <text:p>-11.61641</text:p>
              </table:table-cell>
              <table:table-cell office:value-type="float" office:value="-11.61641">
                <text:p>-11.61641</text:p>
              </table:table-cell>
              <table:table-cell office:value-type="float" office:value="-11.61641">
                <text:p>-11.61641</text:p>
              </table:table-cell>
            </table:table-row>
            <table:table-row>
              <table:table-cell office:value-type="string">
                <text:p text:id="output.A27:output.A27">LA Coalition</text:p>
              </table:table-cell>
              <table:table-cell office:value-type="float" office:value="-9.22371675921528">
                <text:p text:id="output.C28:output.G28">-9.22371675921528</text:p>
              </table:table-cell>
              <table:table-cell office:value-type="float" office:value="-5.57875447000559">
                <text:p>-5.57875447000559</text:p>
              </table:table-cell>
              <table:table-cell office:value-type="float" office:value="-20.897097">
                <text:p>-20.897097</text:p>
              </table:table-cell>
              <table:table-cell office:value-type="float" office:value="-20.897097">
                <text:p>-20.897097</text:p>
              </table:table-cell>
              <table:table-cell office:value-type="float" office:value="-20.897097">
                <text:p>-20.897097</text:p>
              </table:table-cell>
            </table:table-row>
            <table:table-row>
              <table:table-cell office:value-type="string">
                <text:p text:id="output.A31:output.A31">Euro_LA Coalition</text:p>
              </table:table-cell>
              <table:table-cell office:value-type="float" office:value="-9.22371675921528">
                <text:p text:id="output.C32:output.G32">-9.22371675921528</text:p>
              </table:table-cell>
              <table:table-cell office:value-type="float" office:value="-5.57875447000559">
                <text:p>-5.57875447000559</text:p>
              </table:table-cell>
              <table:table-cell office:value-type="float" office:value="-25.43381">
                <text:p>-25.43381</text:p>
              </table:table-cell>
              <table:table-cell office:value-type="float" office:value="-25.43381">
                <text:p>-25.43381</text:p>
              </table:table-cell>
              <table:table-cell office:value-type="float" office:value="-25.43381">
                <text:p>-25.43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1pt" style:font-size-asian="8pt" style:font-size-complex="8pt"/>
    </style:style>
    <style:style style:name="ch5" style:family="chart" style:data-style-name="N0">
      <style:chart-properties chart:display-label="true" chart:logarithmic="false" chart:minimum="500" chart:reverse-direction="false" text:line-break="false" chart:axis-position="0"/>
      <style:graphic-properties svg:stroke-color="#b3b3b3"/>
      <style:text-properties fo:font-size="10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5000" chart:reverse-direction="false" text:line-break="false" chart:axis-position="end"/>
      <style:graphic-properties svg:stroke-color="#b3b3b3"/>
      <style:text-properties fo:font-size="10pt" style:font-size-asian="8pt" style:font-size-complex="8pt"/>
    </style:style>
    <style:style style:name="ch8" style:family="chart">
      <style:chart-properties chart:symbol-type="named-symbol" chart:symbol-name="hourglass" chart:symbol-width="0cm" chart:symbol-height="0cm">
        <chart:symbol-image xlink:href="Pictures/2000000E000000DD000000DD0B80F551.svm" xlink:type="simple" xlink:actuate="onLoad"/>
      </style:chart-properties>
      <style:graphic-properties draw:stroke="dash" draw:stroke-dash="Fine_20_Dashed_20__28_var_29_" svg:stroke-width="0.088cm" svg:stroke-color="#000000" draw:fill-color="#000000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>
        <chart:symbol-image xlink:href="Pictures/2000000E000000DF000000DFB192D5D4.svm" xlink:type="simple" xlink:actuate="onLoad"/>
      </style:chart-properties>
      <style:graphic-properties draw:stroke="dash" draw:stroke-dash="Fine_20_Dashed_20__28_var_29_" svg:stroke-width="0.088cm" svg:stroke-color="#000000" draw:fill-color="#000000"/>
      <style:text-properties fo:font-size="6pt" style:font-size-asian="6pt" style:font-size-complex="6pt"/>
    </style:style>
    <style:style style:name="ch10" style:family="chart">
      <style:chart-properties chart:symbol-type="named-symbol" chart:symbol-name="square" chart:symbol-width="0.25cm" chart:symbol-height="0.25cm">
        <chart:symbol-image xlink:href="Pictures/2000000E000000DF000000DF3DD3633A.svm" xlink:type="simple" xlink:actuate="onLoad"/>
      </style:chart-properties>
      <style:graphic-properties draw:stroke="dash" draw:stroke-dash="Fine_20_Dashed_20__28_var_29_" svg:stroke-width="0.088cm" svg:stroke-color="#000000" draw:fill-color="#000000"/>
      <style:text-properties fo:font-size="6pt" style:font-size-asian="6pt" style:font-size-complex="6pt"/>
    </style:style>
    <style:style style:name="ch11" style:family="chart">
      <style:chart-properties chart:symbol-type="named-symbol" chart:symbol-name="hourglass" chart:symbol-width="0cm" chart:symbol-height="0cm">
        <chart:symbol-image/>
      </style:chart-properties>
      <style:graphic-properties draw:stroke="dash" draw:stroke-dash="Fine_20_Dotted" svg:stroke-width="0.088cm" svg:stroke-color="#808080" draw:fill-color="#80808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>
        <chart:symbol-image/>
      </style:chart-properties>
      <style:graphic-properties draw:stroke="dash" draw:stroke-dash="Fine_20_Dotted" svg:stroke-width="0.088cm" svg:stroke-color="#808080" draw:fill-color="#808080"/>
      <style:text-properties fo:font-size="6pt" style:font-size-asian="6pt" style:font-size-complex="6pt"/>
    </style:style>
    <style:style style:name="ch13" style:family="chart">
      <style:chart-properties chart:symbol-type="named-symbol" chart:symbol-name="square" chart:symbol-width="0.25cm" chart:symbol-height="0.25cm">
        <chart:symbol-image/>
      </style:chart-properties>
      <style:graphic-properties draw:stroke="dash" draw:stroke-dash="Fine_20_Dotted" svg:stroke-width="0.088cm" svg:stroke-color="#808080" draw:fill-color="#808080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draw:stroke-dash="Fine_20_Dashed" svg:stroke-width="0.229cm" svg:stroke-color="#000000" draw:fill-color="#000000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width="0.229cm" svg:stroke-color="#808080" draw:fill-color="#808080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9.533cm" svg:height="12.343cm" chart:class="chart:line" chart:style-name="ch1">
        <chart:legend chart:legend-position="end" svg:x="25.885cm" svg:y="4.369cm" chart:style-name="ch2"/>
        <chart:plot-area chart:style-name="ch3" table:cell-range-address="'output 2'.B2:'output 2'.D13 'output 2'.B1:'output 2'.D1 'output 2'.C14:'output 2'.D39 'output 2'.F1:'output 2'.G1" chart:data-source-has-labels="both" svg:x="0.59cm" svg:y="0.246cm" svg:width="24.706cm" svg:height="11.605cm">
          <chart:axis chart:dimension="x" chart:name="primary-x" chart:style-name="ch4">
            <chart:categories table:cell-range-address="'output 2'.B2:'output 2'.B1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output 2'.C2:'output 2'.C13" chart:label-cell-address="'output 2'.C1:'output 2'.C1" chart:class="chart:line">
            <chart:data-point chart:repeated="12"/>
          </chart:series>
          <chart:series chart:attached-axis="primary-y" chart:style-name="ch9" chart:values-cell-range-address="'output 2'.C15:'output 2'.C26" chart:label-cell-address="'output 2'.C14:'output 2'.C14" chart:class="chart:line">
            <chart:data-point chart:repeated="12"/>
          </chart:series>
          <chart:series chart:attached-axis="primary-y" chart:style-name="ch10" chart:values-cell-range-address="'output 2'.C28:'output 2'.C39" chart:label-cell-address="'output 2'.C27:'output 2'.C27" chart:class="chart:line">
            <chart:data-point chart:repeated="12"/>
          </chart:series>
          <chart:series chart:attached-axis="secondary-y" chart:style-name="ch11" chart:values-cell-range-address="'output 2'.D2:'output 2'.D13" chart:label-cell-address="'output 2'.D1:'output 2'.D1" chart:class="chart:line">
            <chart:data-point chart:repeated="12"/>
          </chart:series>
          <chart:series chart:attached-axis="secondary-y" chart:style-name="ch12" chart:values-cell-range-address="'output 2'.D15:'output 2'.D26" chart:label-cell-address="'output 2'.D14:'output 2'.D14" chart:class="chart:line">
            <chart:data-point chart:repeated="12"/>
          </chart:series>
          <chart:series chart:attached-axis="secondary-y" chart:style-name="ch13" chart:values-cell-range-address="'output 2'.D28:'output 2'.D39" chart:label-cell-address="'output 2'.D27:'output 2'.D27" chart:class="chart:line">
            <chart:data-point chart:repeated="12"/>
          </chart:series>
          <chart:series chart:attached-axis="primary-y" chart:style-name="ch14" chart:values-cell-range-address="'output 2'.C2:'output 2'.C7" chart:label-cell-address="'output 2'.F1:'output 2'.F1" chart:class="chart:line">
            <chart:data-point chart:repeated="6"/>
          </chart:series>
          <chart:series chart:attached-axis="secondary-y" chart:style-name="ch15" chart:values-cell-range-address="'output 2'.D2:'output 2'.D7" chart:label-cell-address="'output 2'.G1:'output 2'.G1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utput 2'.C1:'output 2'.C1">NC Total GHG</text:p>
              </table:table-cell>
              <table:table-cell office:value-type="string">
                <text:p text:id="'output 2'.C14:'output 2'.C14">LA Total GHG</text:p>
              </table:table-cell>
              <table:table-cell office:value-type="string">
                <text:p text:id="'output 2'.C27:'output 2'.C27">Euro LA Total GHG</text:p>
              </table:table-cell>
              <table:table-cell office:value-type="string">
                <text:p text:id="'output 2'.D1:'output 2'.D1">NC Total Inv</text:p>
              </table:table-cell>
              <table:table-cell office:value-type="string">
                <text:p text:id="'output 2'.D14:'output 2'.D14">LA Total Inv</text:p>
              </table:table-cell>
              <table:table-cell office:value-type="string">
                <text:p text:id="'output 2'.D27:'output 2'.D27">Euro LA Total Inv</text:p>
              </table:table-cell>
              <table:table-cell office:value-type="string">
                <text:p text:id="'output 2'.F1:'output 2'.F1">Observed GHGs</text:p>
              </table:table-cell>
              <table:table-cell office:value-type="string">
                <text:p text:id="'output 2'.G1:'output 2'.G1">Observed Inv</text:p>
              </table:table-cell>
            </table:table-row>
          </table:table-header-rows>
          <table:table-rows>
            <table:table-row>
              <table:table-cell office:value-type="string">
                <text:p text:id="'output 2'.B2:'output 2'.B13">2006</text:p>
              </table:table-cell>
              <table:table-cell office:value-type="float" office:value="4329.54">
                <text:p text:id="'output 2'.C2:'output 2'.C13">4329.54</text:p>
              </table:table-cell>
              <table:table-cell office:value-type="float" office:value="4329.54">
                <text:p text:id="'output 2'.C15:'output 2'.C26">4329.54</text:p>
              </table:table-cell>
              <table:table-cell office:value-type="float" office:value="4329.54">
                <text:p text:id="'output 2'.C28:'output 2'.C39">4329.54</text:p>
              </table:table-cell>
              <table:table-cell office:value-type="float" office:value="6561">
                <text:p text:id="'output 2'.D2:'output 2'.D13">6561</text:p>
              </table:table-cell>
              <table:table-cell office:value-type="float" office:value="6561">
                <text:p text:id="'output 2'.D15:'output 2'.D26">6561</text:p>
              </table:table-cell>
              <table:table-cell office:value-type="float" office:value="6561">
                <text:p text:id="'output 2'.D28:'output 2'.D39">6561</text:p>
              </table:table-cell>
              <table:table-cell office:value-type="float" office:value="4329.54">
                <text:p text:id="'output 2'.C2:'output 2'.C7">4329.54</text:p>
              </table:table-cell>
              <table:table-cell office:value-type="float" office:value="6561">
                <text:p text:id="'output 2'.D2:'output 2'.D7">6561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4387.63">
                <text:p>4387.63</text:p>
              </table:table-cell>
              <table:table-cell office:value-type="float" office:value="4387.63">
                <text:p>4387.63</text:p>
              </table:table-cell>
              <table:table-cell office:value-type="float" office:value="4387.63">
                <text:p>4387.63</text:p>
              </table:table-cell>
              <table:table-cell office:value-type="float" office:value="15192">
                <text:p>15192</text:p>
              </table:table-cell>
              <table:table-cell office:value-type="float" office:value="15192">
                <text:p>15192</text:p>
              </table:table-cell>
              <table:table-cell office:value-type="float" office:value="15192">
                <text:p>15192</text:p>
              </table:table-cell>
              <table:table-cell office:value-type="float" office:value="4387.63">
                <text:p>4387.63</text:p>
              </table:table-cell>
              <table:table-cell office:value-type="float" office:value="15192">
                <text:p>1519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4479.9">
                <text:p>4479.9</text:p>
              </table:table-cell>
              <table:table-cell office:value-type="float" office:value="4479.9">
                <text:p>4479.9</text:p>
              </table:table-cell>
              <table:table-cell office:value-type="float" office:value="4479.9">
                <text:p>4479.9</text:p>
              </table:table-cell>
              <table:table-cell office:value-type="float" office:value="18647">
                <text:p>18647</text:p>
              </table:table-cell>
              <table:table-cell office:value-type="float" office:value="18647">
                <text:p>18647</text:p>
              </table:table-cell>
              <table:table-cell office:value-type="float" office:value="18647">
                <text:p>18647</text:p>
              </table:table-cell>
              <table:table-cell office:value-type="float" office:value="4479.9">
                <text:p>4479.9</text:p>
              </table:table-cell>
              <table:table-cell office:value-type="float" office:value="18647">
                <text:p>1864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3995.94">
                <text:p>3995.94</text:p>
              </table:table-cell>
              <table:table-cell office:value-type="float" office:value="3995.94">
                <text:p>3995.94</text:p>
              </table:table-cell>
              <table:table-cell office:value-type="float" office:value="3995.94">
                <text:p>3995.94</text:p>
              </table:table-cell>
              <table:table-cell office:value-type="float" office:value="14930">
                <text:p>14930</text:p>
              </table:table-cell>
              <table:table-cell office:value-type="float" office:value="14930">
                <text:p>14930</text:p>
              </table:table-cell>
              <table:table-cell office:value-type="float" office:value="14930">
                <text:p>14930</text:p>
              </table:table-cell>
              <table:table-cell office:value-type="float" office:value="3995.94">
                <text:p>3995.94</text:p>
              </table:table-cell>
              <table:table-cell office:value-type="float" office:value="14930">
                <text:p>1493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4039.28">
                <text:p>4039.28</text:p>
              </table:table-cell>
              <table:table-cell office:value-type="float" office:value="4039.28">
                <text:p>4039.28</text:p>
              </table:table-cell>
              <table:table-cell office:value-type="float" office:value="4039.28">
                <text:p>4039.28</text:p>
              </table:table-cell>
              <table:table-cell office:value-type="float" office:value="20139">
                <text:p>20139</text:p>
              </table:table-cell>
              <table:table-cell office:value-type="float" office:value="20139">
                <text:p>20139</text:p>
              </table:table-cell>
              <table:table-cell office:value-type="float" office:value="20139">
                <text:p>20139</text:p>
              </table:table-cell>
              <table:table-cell office:value-type="float" office:value="4039.28">
                <text:p>4039.28</text:p>
              </table:table-cell>
              <table:table-cell office:value-type="float" office:value="20139">
                <text:p>2013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4088.57">
                <text:p>4088.57</text:p>
              </table:table-cell>
              <table:table-cell office:value-type="float" office:value="4088.57">
                <text:p>4088.57</text:p>
              </table:table-cell>
              <table:table-cell office:value-type="float" office:value="4088.57">
                <text:p>4088.57</text:p>
              </table:table-cell>
              <table:table-cell office:value-type="float" office:value="17364">
                <text:p>17364</text:p>
              </table:table-cell>
              <table:table-cell office:value-type="float" office:value="17364">
                <text:p>17364</text:p>
              </table:table-cell>
              <table:table-cell office:value-type="float" office:value="17364">
                <text:p>17364</text:p>
              </table:table-cell>
              <table:table-cell office:value-type="float" office:value="4088.57">
                <text:p>4088.57</text:p>
              </table:table-cell>
              <table:table-cell office:value-type="float" office:value="17364">
                <text:p>17364</text:p>
              </table:table-cell>
            </table:table-row>
            <table:table-row>
              <table:table-cell office:value-type="string">
                <text:p>2012p</text:p>
              </table:table-cell>
              <table:table-cell office:value-type="float" office:value="3879.47462">
                <text:p>3879.47462</text:p>
              </table:table-cell>
              <table:table-cell office:value-type="float" office:value="3712.422254">
                <text:p>3712.422254</text:p>
              </table:table-cell>
              <table:table-cell office:value-type="float" office:value="3630.76142">
                <text:p>3630.76142</text:p>
              </table:table-cell>
              <table:table-cell office:value-type="float" office:value="22500">
                <text:p>22500</text:p>
              </table:table-cell>
              <table:table-cell office:value-type="float" office:value="29754">
                <text:p>29754</text:p>
              </table:table-cell>
              <table:table-cell office:value-type="float" office:value="33300">
                <text:p>33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13p</text:p>
              </table:table-cell>
              <table:table-cell office:value-type="float" office:value="3670.37924">
                <text:p>3670.37924</text:p>
              </table:table-cell>
              <table:table-cell office:value-type="float" office:value="3336.274508">
                <text:p>3336.274508</text:p>
              </table:table-cell>
              <table:table-cell office:value-type="float" office:value="3172.95284">
                <text:p>3172.95284</text:p>
              </table:table-cell>
              <table:table-cell office:value-type="float" office:value="22500">
                <text:p>22500</text:p>
              </table:table-cell>
              <table:table-cell office:value-type="float" office:value="29754">
                <text:p>29754</text:p>
              </table:table-cell>
              <table:table-cell office:value-type="float" office:value="33300">
                <text:p>33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14p</text:p>
              </table:table-cell>
              <table:table-cell office:value-type="float" office:value="3461.28386">
                <text:p>3461.28386</text:p>
              </table:table-cell>
              <table:table-cell office:value-type="float" office:value="2960.126762">
                <text:p>2960.126762</text:p>
              </table:table-cell>
              <table:table-cell office:value-type="float" office:value="2715.14426">
                <text:p>2715.14426</text:p>
              </table:table-cell>
              <table:table-cell office:value-type="float" office:value="22500">
                <text:p>22500</text:p>
              </table:table-cell>
              <table:table-cell office:value-type="float" office:value="29754">
                <text:p>29754</text:p>
              </table:table-cell>
              <table:table-cell office:value-type="float" office:value="33300">
                <text:p>33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15p</text:p>
              </table:table-cell>
              <table:table-cell office:value-type="float" office:value="3252.18848">
                <text:p>3252.18848</text:p>
              </table:table-cell>
              <table:table-cell office:value-type="float" office:value="2583.979016">
                <text:p>2583.979016</text:p>
              </table:table-cell>
              <table:table-cell office:value-type="float" office:value="2257.33568">
                <text:p>2257.33568</text:p>
              </table:table-cell>
              <table:table-cell office:value-type="float" office:value="22500">
                <text:p>22500</text:p>
              </table:table-cell>
              <table:table-cell office:value-type="float" office:value="29754">
                <text:p>29754</text:p>
              </table:table-cell>
              <table:table-cell office:value-type="float" office:value="33300">
                <text:p>33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16p</text:p>
              </table:table-cell>
              <table:table-cell office:value-type="float" office:value="3043.0931">
                <text:p>3043.0931</text:p>
              </table:table-cell>
              <table:table-cell office:value-type="float" office:value="2207.83127">
                <text:p>2207.83127</text:p>
              </table:table-cell>
              <table:table-cell office:value-type="float" office:value="1799.5271">
                <text:p>1799.5271</text:p>
              </table:table-cell>
              <table:table-cell office:value-type="float" office:value="22500">
                <text:p>22500</text:p>
              </table:table-cell>
              <table:table-cell office:value-type="float" office:value="29754">
                <text:p>29754</text:p>
              </table:table-cell>
              <table:table-cell office:value-type="float" office:value="33300">
                <text:p>33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17p</text:p>
              </table:table-cell>
              <table:table-cell office:value-type="float" office:value="2833.99772">
                <text:p>2833.99772</text:p>
              </table:table-cell>
              <table:table-cell office:value-type="float" office:value="1831.683524">
                <text:p>1831.683524</text:p>
              </table:table-cell>
              <table:table-cell office:value-type="float" office:value="1341.71852">
                <text:p>1341.71852</text:p>
              </table:table-cell>
              <table:table-cell office:value-type="float" office:value="22500">
                <text:p>22500</text:p>
              </table:table-cell>
              <table:table-cell office:value-type="float" office:value="29754">
                <text:p>29754</text:p>
              </table:table-cell>
              <table:table-cell office:value-type="float" office:value="33300">
                <text:p>33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</office:styles>
</office:document-styles>
</file>